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cm" svg:height="9cm" svg:x="48.28cm" svg:y="0.182cm">
            <draw:object draw:notify-on-update-of-ranges="Sheet1.A27:Sheet1.A45 Sheet1.C26:Sheet1.C26 Sheet1.C27:Sheet1.C45 Sheet1.A27:Sheet1.A45 Sheet1.D26:Sheet1.D26 Sheet1.D27:Sheet1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cm" svg:height="9cm" svg:x="44.118cm" svg:y="9.632cm">
            <draw:object draw:notify-on-update-of-ranges="Sheet1.A27:Sheet1.A47 Sheet1.H26:Sheet1.H26 Sheet1.H28:Sheet1.H47 Sheet1.A27:Sheet1.A47 Sheet1.I26:Sheet1.I26 Sheet1.I27:Sheet1.I47 Sheet1.A27:Sheet1.A47 Sheet1.J26:Sheet1.J26 Sheet1.J27:Sheet1.J47 Sheet1.A27:Sheet1.A47 Sheet1.K26:Sheet1.K26 Sheet1.K27:Sheet1.K47 Sheet1.A27:Sheet1.A47 Sheet1.L26:Sheet1.L26 Sheet1.L27:Sheet1.L47 Sheet1.A27:Sheet1.A47 Sheet1.M26:Sheet1.M26 Sheet1.M27:Sheet1.M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#n iters</text:p>
          </table:table-cell>
          <table:table-cell office:value-type="string" calcext:value-type="string">
            <text:p>initial #n node</text:p>
          </table:table-cell>
          <table:table-cell office:value-type="string" calcext:value-type="string">
            <text:p>rule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ep_split_merg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#n thread per rank</text:p>
          </table:table-cell>
          <table:table-cell office:value-type="string" calcext:value-type="string">
            <text:p>#n task per node</text:p>
          </table:table-cell>
          <table:table-cell office:value-type="string" calcext:value-type="string">
            <text:p>#n node</text:p>
          </table:table-cell>
          <table:table-cell/>
          <table:table-cell office:value-type="string" calcext:value-type="string">
            <text:p>#n object</text:p>
          </table:table-cell>
          <table:table-cell office:value-type="string" calcext:value-type="string">
            <text:p>#n symb. object</text:p>
          </table:table-cell>
          <table:table-cell office:value-type="string" calcext:value-type="string">
            <text:p>total_proba</text:p>
          </table:table-cell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pre-symbolic-iteration</text:p>
          </table:table-cell>
          <table:table-cell office:value-type="string" calcext:value-type="string">
            <text:p>symbolic-iteration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pre-object-generation</text:p>
          </table:table-cell>
          <table:table-cell office:value-type="string" calcext:value-type="string">
            <text:p>object-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time inbalance</text:p>
          </table:table-cell>
          <table:table-cell office:value-type="string" calcext:value-type="string">
            <text:p>NoO inbalance</text:p>
          </table:table-cell>
          <table:table-cell office:value-type="string" calcext:value-type="string">
            <text:p>NoO symb. inbal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63991456" calcext:value-type="float">
            <text:p>263991456</text:p>
          </table:table-cell>
          <table:table-cell office:value-type="float" office:value="3246338016" calcext:value-type="float">
            <text:p>3246338016</text:p>
          </table:table-cell>
          <table:table-cell table:style-name="ce1" office:value-type="float" office:value="0.20415" calcext:value-type="float">
            <text:p>2.04E-01</text:p>
          </table:table-cell>
          <table:table-cell/>
          <table:table-cell office:value-type="float" office:value="4.899927" calcext:value-type="float">
            <text:p>4.899927</text:p>
          </table:table-cell>
          <table:table-cell office:value-type="float" office:value="0.153049" calcext:value-type="float">
            <text:p>0.153049</text:p>
          </table:table-cell>
          <table:table-cell office:value-type="float" office:value="1.314955" calcext:value-type="float">
            <text:p>1.314955</text:p>
          </table:table-cell>
          <table:table-cell office:value-type="float" office:value="0.48832" calcext:value-type="float">
            <text:p>0.48832</text:p>
          </table:table-cell>
          <table:table-cell office:value-type="float" office:value="0.08376" calcext:value-type="float">
            <text:p>0.08376</text:p>
          </table:table-cell>
          <table:table-cell office:value-type="float" office:value="0.198997" calcext:value-type="float">
            <text:p>0.198997</text:p>
          </table:table-cell>
          <table:table-cell office:value-type="float" office:value="0.890982" calcext:value-type="float">
            <text:p>0.890982</text:p>
          </table:table-cell>
          <table:table-cell/>
          <table:table-cell office:value-type="float" office:value="0.232991" calcext:value-type="float">
            <text:p>0.232991</text:p>
          </table:table-cell>
          <table:table-cell office:value-type="float" office:value="0" calcext:value-type="float">
            <text:p>0</text:p>
          </table:table-cell>
          <table:table-cell office:value-type="float" office:value="0.15119968209743" calcext:value-type="float">
            <text:p>0.151199682097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3991168" calcext:value-type="float">
            <text:p>263991168</text:p>
          </table:table-cell>
          <table:table-cell office:value-type="float" office:value="3246071112" calcext:value-type="float">
            <text:p>3246071112</text:p>
          </table:table-cell>
          <table:table-cell table:style-name="ce1" office:value-type="float" office:value="0.202943" calcext:value-type="float">
            <text:p>2.03E-01</text:p>
          </table:table-cell>
          <table:table-cell/>
          <table:table-cell office:value-type="float" office:value="4.930506" calcext:value-type="float">
            <text:p>4.930506</text:p>
          </table:table-cell>
          <table:table-cell office:value-type="float" office:value="0.16949" calcext:value-type="float">
            <text:p>0.16949</text:p>
          </table:table-cell>
          <table:table-cell office:value-type="float" office:value="1.436853" calcext:value-type="float">
            <text:p>1.436853</text:p>
          </table:table-cell>
          <table:table-cell office:value-type="float" office:value="0.52733" calcext:value-type="float">
            <text:p>0.52733</text:p>
          </table:table-cell>
          <table:table-cell office:value-type="float" office:value="0.09024" calcext:value-type="float">
            <text:p>0.09024</text:p>
          </table:table-cell>
          <table:table-cell office:value-type="float" office:value="0.236574" calcext:value-type="float">
            <text:p>0.236574</text:p>
          </table:table-cell>
          <table:table-cell office:value-type="float" office:value="0.759864" calcext:value-type="float">
            <text:p>0.759864</text:p>
          </table:table-cell>
          <table:table-cell/>
          <table:table-cell office:value-type="float" office:value="0.264669" calcext:value-type="float">
            <text:p>0.264669</text:p>
          </table:table-cell>
          <table:table-cell office:value-type="float" office:value="0" calcext:value-type="float">
            <text:p>0</text:p>
          </table:table-cell>
          <table:table-cell office:value-type="float" office:value="0.158251712385776" calcext:value-type="float">
            <text:p>0.158251712385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274137720" calcext:value-type="float">
            <text:p>3274137720</text:p>
          </table:table-cell>
          <table:table-cell table:style-name="ce1" office:value-type="float" office:value="0.203227" calcext:value-type="float">
            <text:p>2.03E-01</text:p>
          </table:table-cell>
          <table:table-cell/>
          <table:table-cell office:value-type="float" office:value="4.947614" calcext:value-type="float">
            <text:p>4.947614</text:p>
          </table:table-cell>
          <table:table-cell office:value-type="float" office:value="0.196684" calcext:value-type="float">
            <text:p>0.196684</text:p>
          </table:table-cell>
          <table:table-cell office:value-type="float" office:value="1.567012" calcext:value-type="float">
            <text:p>1.567012</text:p>
          </table:table-cell>
          <table:table-cell office:value-type="float" office:value="0.587927" calcext:value-type="float">
            <text:p>0.587927</text:p>
          </table:table-cell>
          <table:table-cell office:value-type="float" office:value="0.102271" calcext:value-type="float">
            <text:p>0.102271</text:p>
          </table:table-cell>
          <table:table-cell office:value-type="float" office:value="0.241927" calcext:value-type="float">
            <text:p>0.241927</text:p>
          </table:table-cell>
          <table:table-cell office:value-type="float" office:value="0.8032" calcext:value-type="float">
            <text:p>0.8032</text:p>
          </table:table-cell>
          <table:table-cell/>
          <table:table-cell office:value-type="float" office:value="0.263923" calcext:value-type="float">
            <text:p>0.263923</text:p>
          </table:table-cell>
          <table:table-cell office:value-type="float" office:value="0" calcext:value-type="float">
            <text:p>0</text:p>
          </table:table-cell>
          <table:table-cell office:value-type="float" office:value="0.151209418277005" calcext:value-type="float">
            <text:p>0.151209418277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3992320" calcext:value-type="float">
            <text:p>263992320</text:p>
          </table:table-cell>
          <table:table-cell office:value-type="float" office:value="3270263040" calcext:value-type="float">
            <text:p>3270263040</text:p>
          </table:table-cell>
          <table:table-cell table:style-name="ce1" office:value-type="float" office:value="0.203116" calcext:value-type="float">
            <text:p>2.03E-01</text:p>
          </table:table-cell>
          <table:table-cell/>
          <table:table-cell office:value-type="float" office:value="5.463001" calcext:value-type="float">
            <text:p>5.463001</text:p>
          </table:table-cell>
          <table:table-cell office:value-type="float" office:value="0.221495" calcext:value-type="float">
            <text:p>0.221495</text:p>
          </table:table-cell>
          <table:table-cell office:value-type="float" office:value="1.712189" calcext:value-type="float">
            <text:p>1.712189</text:p>
          </table:table-cell>
          <table:table-cell office:value-type="float" office:value="0.64936" calcext:value-type="float">
            <text:p>0.64936</text:p>
          </table:table-cell>
          <table:table-cell office:value-type="float" office:value="0.113663" calcext:value-type="float">
            <text:p>0.113663</text:p>
          </table:table-cell>
          <table:table-cell office:value-type="float" office:value="0.247144" calcext:value-type="float">
            <text:p>0.247144</text:p>
          </table:table-cell>
          <table:table-cell office:value-type="float" office:value="0.855883" calcext:value-type="float">
            <text:p>0.855883</text:p>
          </table:table-cell>
          <table:table-cell/>
          <table:table-cell office:value-type="float" office:value="0.259504" calcext:value-type="float">
            <text:p>0.259504</text:p>
          </table:table-cell>
          <table:table-cell office:value-type="float" office:value="0" calcext:value-type="float">
            <text:p>0</text:p>
          </table:table-cell>
          <table:table-cell office:value-type="float" office:value="0.150165388530948" calcext:value-type="float">
            <text:p>0.150165388530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63998368" calcext:value-type="float">
            <text:p>263998368</text:p>
          </table:table-cell>
          <table:table-cell office:value-type="float" office:value="3262498956" calcext:value-type="float">
            <text:p>3262498956</text:p>
          </table:table-cell>
          <table:table-cell table:style-name="ce1" office:value-type="float" office:value="0.206661" calcext:value-type="float">
            <text:p>2.07E-01</text:p>
          </table:table-cell>
          <table:table-cell/>
          <table:table-cell office:value-type="float" office:value="5.71455" calcext:value-type="float">
            <text:p>5.71455</text:p>
          </table:table-cell>
          <table:table-cell office:value-type="float" office:value="0.245068" calcext:value-type="float">
            <text:p>0.245068</text:p>
          </table:table-cell>
          <table:table-cell office:value-type="float" office:value="1.892643" calcext:value-type="float">
            <text:p>1.892643</text:p>
          </table:table-cell>
          <table:table-cell office:value-type="float" office:value="0.70371" calcext:value-type="float">
            <text:p>0.70371</text:p>
          </table:table-cell>
          <table:table-cell office:value-type="float" office:value="0.12451" calcext:value-type="float">
            <text:p>0.12451</text:p>
          </table:table-cell>
          <table:table-cell office:value-type="float" office:value="0.272778" calcext:value-type="float">
            <text:p>0.272778</text:p>
          </table:table-cell>
          <table:table-cell office:value-type="float" office:value="0.875012" calcext:value-type="float">
            <text:p>0.875012</text:p>
          </table:table-cell>
          <table:table-cell/>
          <table:table-cell office:value-type="float" office:value="0.256022" calcext:value-type="float">
            <text:p>0.256022</text:p>
          </table:table-cell>
          <table:table-cell office:value-type="float" office:value="0" calcext:value-type="float">
            <text:p>0</text:p>
          </table:table-cell>
          <table:table-cell office:value-type="float" office:value="0.151273008407363" calcext:value-type="float">
            <text:p>0.151273008407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35912056" calcext:value-type="float">
            <text:p>3235912056</text:p>
          </table:table-cell>
          <table:table-cell table:style-name="ce1" office:value-type="float" office:value="0.205232" calcext:value-type="float">
            <text:p>2.05E-01</text:p>
          </table:table-cell>
          <table:table-cell/>
          <table:table-cell office:value-type="float" office:value="6.210473" calcext:value-type="float">
            <text:p>6.210473</text:p>
          </table:table-cell>
          <table:table-cell office:value-type="float" office:value="0.2726" calcext:value-type="float">
            <text:p>0.2726</text:p>
          </table:table-cell>
          <table:table-cell office:value-type="float" office:value="2.140929" calcext:value-type="float">
            <text:p>2.140929</text:p>
          </table:table-cell>
          <table:table-cell office:value-type="float" office:value="0.754498" calcext:value-type="float">
            <text:p>0.754498</text:p>
          </table:table-cell>
          <table:table-cell office:value-type="float" office:value="0.14542" calcext:value-type="float">
            <text:p>0.14542</text:p>
          </table:table-cell>
          <table:table-cell office:value-type="float" office:value="0.315472" calcext:value-type="float">
            <text:p>0.315472</text:p>
          </table:table-cell>
          <table:table-cell office:value-type="float" office:value="0.986569" calcext:value-type="float">
            <text:p>0.986569</text:p>
          </table:table-cell>
          <table:table-cell/>
          <table:table-cell office:value-type="float" office:value="0.27376" calcext:value-type="float">
            <text:p>0.27376</text:p>
          </table:table-cell>
          <table:table-cell office:value-type="float" office:value="0" calcext:value-type="float">
            <text:p>0</text:p>
          </table:table-cell>
          <table:table-cell office:value-type="float" office:value="0.145290759409934" calcext:value-type="float">
            <text:p>0.145290759409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3999520" calcext:value-type="float">
            <text:p>263999520</text:p>
          </table:table-cell>
          <table:table-cell office:value-type="float" office:value="3235112748" calcext:value-type="float">
            <text:p>3235112748</text:p>
          </table:table-cell>
          <table:table-cell table:style-name="ce1" office:value-type="float" office:value="0.204873" calcext:value-type="float">
            <text:p>2.05E-01</text:p>
          </table:table-cell>
          <table:table-cell/>
          <table:table-cell office:value-type="float" office:value="6.39707" calcext:value-type="float">
            <text:p>6.39707</text:p>
          </table:table-cell>
          <table:table-cell office:value-type="float" office:value="0.316686" calcext:value-type="float">
            <text:p>0.316686</text:p>
          </table:table-cell>
          <table:table-cell office:value-type="float" office:value="2.325353" calcext:value-type="float">
            <text:p>2.325353</text:p>
          </table:table-cell>
          <table:table-cell office:value-type="float" office:value="0.856728" calcext:value-type="float">
            <text:p>0.856728</text:p>
          </table:table-cell>
          <table:table-cell office:value-type="float" office:value="0.169569" calcext:value-type="float">
            <text:p>0.169569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97373" calcext:value-type="float">
            <text:p>0.97373</text:p>
          </table:table-cell>
          <table:table-cell/>
          <table:table-cell office:value-type="float" office:value="0.25612" calcext:value-type="float">
            <text:p>0.25612</text:p>
          </table:table-cell>
          <table:table-cell office:value-type="float" office:value="0" calcext:value-type="float">
            <text:p>0</text:p>
          </table:table-cell>
          <table:table-cell office:value-type="float" office:value="0.168342529742336" calcext:value-type="float">
            <text:p>0.168342529742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255171120" calcext:value-type="float">
            <text:p>3255171120</text:p>
          </table:table-cell>
          <table:table-cell table:style-name="ce1" office:value-type="float" office:value="0.204695" calcext:value-type="float">
            <text:p>2.05E-01</text:p>
          </table:table-cell>
          <table:table-cell/>
          <table:table-cell office:value-type="float" office:value="6.949442" calcext:value-type="float">
            <text:p>6.949442</text:p>
          </table:table-cell>
          <table:table-cell office:value-type="float" office:value="0.390958" calcext:value-type="float">
            <text:p>0.390958</text:p>
          </table:table-cell>
          <table:table-cell office:value-type="float" office:value="2.695865" calcext:value-type="float">
            <text:p>2.695865</text:p>
          </table:table-cell>
          <table:table-cell office:value-type="float" office:value="1.071257" calcext:value-type="float">
            <text:p>1.071257</text:p>
          </table:table-cell>
          <table:table-cell office:value-type="float" office:value="0.207528" calcext:value-type="float">
            <text:p>0.207528</text:p>
          </table:table-cell>
          <table:table-cell office:value-type="float" office:value="0.393516" calcext:value-type="float">
            <text:p>0.393516</text:p>
          </table:table-cell>
          <table:table-cell office:value-type="float" office:value="1.166296" calcext:value-type="float">
            <text:p>1.166296</text:p>
          </table:table-cell>
          <table:table-cell/>
          <table:table-cell office:value-type="float" office:value="0.272839" calcext:value-type="float">
            <text:p>0.272839</text:p>
          </table:table-cell>
          <table:table-cell office:value-type="float" office:value="0" calcext:value-type="float">
            <text:p>0</text:p>
          </table:table-cell>
          <table:table-cell office:value-type="float" office:value="0.147301380579956" calcext:value-type="float">
            <text:p>0.147301380579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63995200" calcext:value-type="float">
            <text:p>263995200</text:p>
          </table:table-cell>
          <table:table-cell office:value-type="float" office:value="3228900408" calcext:value-type="float">
            <text:p>3228900408</text:p>
          </table:table-cell>
          <table:table-cell table:style-name="ce1" office:value-type="float" office:value="0.208042" calcext:value-type="float">
            <text:p>2.08E-01</text:p>
          </table:table-cell>
          <table:table-cell/>
          <table:table-cell office:value-type="float" office:value="7.546893" calcext:value-type="float">
            <text:p>7.546893</text:p>
          </table:table-cell>
          <table:table-cell office:value-type="float" office:value="0.335565" calcext:value-type="float">
            <text:p>0.335565</text:p>
          </table:table-cell>
          <table:table-cell office:value-type="float" office:value="2.984332" calcext:value-type="float">
            <text:p>2.984332</text:p>
          </table:table-cell>
          <table:table-cell office:value-type="float" office:value="0.881843" calcext:value-type="float">
            <text:p>0.881843</text:p>
          </table:table-cell>
          <table:table-cell office:value-type="float" office:value="0.230274" calcext:value-type="float">
            <text:p>0.230274</text:p>
          </table:table-cell>
          <table:table-cell office:value-type="float" office:value="0.38498" calcext:value-type="float">
            <text:p>0.38498</text:p>
          </table:table-cell>
          <table:table-cell office:value-type="float" office:value="1.117855" calcext:value-type="float">
            <text:p>1.117855</text:p>
          </table:table-cell>
          <table:table-cell/>
          <table:table-cell office:value-type="float" office:value="0.193668" calcext:value-type="float">
            <text:p>0.193668</text:p>
          </table:table-cell>
          <table:table-cell office:value-type="float" office:value="0" calcext:value-type="float">
            <text:p>0</text:p>
          </table:table-cell>
          <table:table-cell office:value-type="float" office:value="0.140808983415384" calcext:value-type="float">
            <text:p>0.140808983415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29532928" calcext:value-type="float">
            <text:p>3229532928</text:p>
          </table:table-cell>
          <table:table-cell table:style-name="ce1" office:value-type="float" office:value="0.208161" calcext:value-type="float">
            <text:p>2.08E-01</text:p>
          </table:table-cell>
          <table:table-cell/>
          <table:table-cell office:value-type="float" office:value="8.21266" calcext:value-type="float">
            <text:p>8.21266</text:p>
          </table:table-cell>
          <table:table-cell office:value-type="float" office:value="0.402174" calcext:value-type="float">
            <text:p>0.402174</text:p>
          </table:table-cell>
          <table:table-cell office:value-type="float" office:value="3.290304" calcext:value-type="float">
            <text:p>3.290304</text:p>
          </table:table-cell>
          <table:table-cell office:value-type="float" office:value="0.996526" calcext:value-type="float">
            <text:p>0.996526</text:p>
          </table:table-cell>
          <table:table-cell office:value-type="float" office:value="0.264618" calcext:value-type="float">
            <text:p>0.264618</text:p>
          </table:table-cell>
          <table:table-cell office:value-type="float" office:value="0.407424" calcext:value-type="float">
            <text:p>0.407424</text:p>
          </table:table-cell>
          <table:table-cell office:value-type="float" office:value="1.304971" calcext:value-type="float">
            <text:p>1.304971</text:p>
          </table:table-cell>
          <table:table-cell/>
          <table:table-cell office:value-type="float" office:value="0.175115" calcext:value-type="float">
            <text:p>0.175115</text:p>
          </table:table-cell>
          <table:table-cell office:value-type="float" office:value="0" calcext:value-type="float">
            <text:p>0</text:p>
          </table:table-cell>
          <table:table-cell office:value-type="float" office:value="0.142662303890899" calcext:value-type="float">
            <text:p>0.142662303890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214584072" calcext:value-type="float">
            <text:p>3214584072</text:p>
          </table:table-cell>
          <table:table-cell table:style-name="ce1" office:value-type="float" office:value="0.208412" calcext:value-type="float">
            <text:p>2.08E-01</text:p>
          </table:table-cell>
          <table:table-cell/>
          <table:table-cell office:value-type="float" office:value="9.168923" calcext:value-type="float">
            <text:p>9.168923</text:p>
          </table:table-cell>
          <table:table-cell office:value-type="float" office:value="0.571094" calcext:value-type="float">
            <text:p>0.571094</text:p>
          </table:table-cell>
          <table:table-cell office:value-type="float" office:value="3.6895" calcext:value-type="float">
            <text:p>3.6895</text:p>
          </table:table-cell>
          <table:table-cell office:value-type="float" office:value="1.437787" calcext:value-type="float">
            <text:p>1.437787</text:p>
          </table:table-cell>
          <table:table-cell office:value-type="float" office:value="0.321686" calcext:value-type="float">
            <text:p>0.321686</text:p>
          </table:table-cell>
          <table:table-cell office:value-type="float" office:value="0.573835" calcext:value-type="float">
            <text:p>0.573835</text:p>
          </table:table-cell>
          <table:table-cell office:value-type="float" office:value="1.323414" calcext:value-type="float">
            <text:p>1.323414</text:p>
          </table:table-cell>
          <table:table-cell/>
          <table:table-cell office:value-type="float" office:value="0.256771" calcext:value-type="float">
            <text:p>0.256771</text:p>
          </table:table-cell>
          <table:table-cell office:value-type="float" office:value="0" calcext:value-type="float">
            <text:p>0</text:p>
          </table:table-cell>
          <table:table-cell office:value-type="float" office:value="0.154555330603281" calcext:value-type="float">
            <text:p>0.154555330603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3996928" calcext:value-type="float">
            <text:p>263996928</text:p>
          </table:table-cell>
          <table:table-cell office:value-type="float" office:value="3212736048" calcext:value-type="float">
            <text:p>3212736048</text:p>
          </table:table-cell>
          <table:table-cell table:style-name="ce1" office:value-type="float" office:value="0.209689" calcext:value-type="float">
            <text:p>2.10E-01</text:p>
          </table:table-cell>
          <table:table-cell/>
          <table:table-cell office:value-type="float" office:value="9.917401" calcext:value-type="float">
            <text:p>9.917401</text:p>
          </table:table-cell>
          <table:table-cell office:value-type="float" office:value="0.521844" calcext:value-type="float">
            <text:p>0.521844</text:p>
          </table:table-cell>
          <table:table-cell office:value-type="float" office:value="4.4249" calcext:value-type="float">
            <text:p>4.4249</text:p>
          </table:table-cell>
          <table:table-cell office:value-type="float" office:value="1.326322" calcext:value-type="float">
            <text:p>1.326322</text:p>
          </table:table-cell>
          <table:table-cell office:value-type="float" office:value="0.371617" calcext:value-type="float">
            <text:p>0.371617</text:p>
          </table:table-cell>
          <table:table-cell office:value-type="float" office:value="0.553132" calcext:value-type="float">
            <text:p>0.553132</text:p>
          </table:table-cell>
          <table:table-cell office:value-type="float" office:value="1.455655" calcext:value-type="float">
            <text:p>1.455655</text:p>
          </table:table-cell>
          <table:table-cell/>
          <table:table-cell office:value-type="float" office:value="0.188253" calcext:value-type="float">
            <text:p>0.188253</text:p>
          </table:table-cell>
          <table:table-cell office:value-type="float" office:value="0" calcext:value-type="float">
            <text:p>0</text:p>
          </table:table-cell>
          <table:table-cell office:value-type="float" office:value="0.158295088174639" calcext:value-type="float">
            <text:p>0.158295088174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3998080" calcext:value-type="float">
            <text:p>263998080</text:p>
          </table:table-cell>
          <table:table-cell office:value-type="float" office:value="3200941080" calcext:value-type="float">
            <text:p>3200941080</text:p>
          </table:table-cell>
          <table:table-cell table:style-name="ce1" office:value-type="float" office:value="0.211229" calcext:value-type="float">
            <text:p>2.11E-01</text:p>
          </table:table-cell>
          <table:table-cell/>
          <table:table-cell office:value-type="float" office:value="11.670913" calcext:value-type="float">
            <text:p>11.670913</text:p>
          </table:table-cell>
          <table:table-cell office:value-type="float" office:value="0.672426" calcext:value-type="float">
            <text:p>0.672426</text:p>
          </table:table-cell>
          <table:table-cell office:value-type="float" office:value="5.308584" calcext:value-type="float">
            <text:p>5.308584</text:p>
          </table:table-cell>
          <table:table-cell office:value-type="float" office:value="1.608824" calcext:value-type="float">
            <text:p>1.608824</text:p>
          </table:table-cell>
          <table:table-cell office:value-type="float" office:value="0.468133" calcext:value-type="float">
            <text:p>0.468133</text:p>
          </table:table-cell>
          <table:table-cell office:value-type="float" office:value="0.637739" calcext:value-type="float">
            <text:p>0.637739</text:p>
          </table:table-cell>
          <table:table-cell office:value-type="float" office:value="1.628358" calcext:value-type="float">
            <text:p>1.628358</text:p>
          </table:table-cell>
          <table:table-cell/>
          <table:table-cell office:value-type="float" office:value="0.194935" calcext:value-type="float">
            <text:p>0.194935</text:p>
          </table:table-cell>
          <table:table-cell office:value-type="float" office:value="0" calcext:value-type="float">
            <text:p>0</text:p>
          </table:table-cell>
          <table:table-cell office:value-type="float" office:value="0.138032456379984" calcext:value-type="float">
            <text:p>0.138032456379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234144096" calcext:value-type="float">
            <text:p>3234144096</text:p>
          </table:table-cell>
          <table:table-cell table:style-name="ce1" office:value-type="float" office:value="0.209819" calcext:value-type="float">
            <text:p>2.10E-01</text:p>
          </table:table-cell>
          <table:table-cell/>
          <table:table-cell office:value-type="float" office:value="15.341274" calcext:value-type="float">
            <text:p>15.341274</text:p>
          </table:table-cell>
          <table:table-cell office:value-type="float" office:value="1.080315" calcext:value-type="float">
            <text:p>1.080315</text:p>
          </table:table-cell>
          <table:table-cell office:value-type="float" office:value="6.617237" calcext:value-type="float">
            <text:p>6.617237</text:p>
          </table:table-cell>
          <table:table-cell office:value-type="float" office:value="2.781228" calcext:value-type="float">
            <text:p>2.781228</text:p>
          </table:table-cell>
          <table:table-cell office:value-type="float" office:value="0.691128" calcext:value-type="float">
            <text:p>0.691128</text:p>
          </table:table-cell>
          <table:table-cell office:value-type="float" office:value="0.976586" calcext:value-type="float">
            <text:p>0.976586</text:p>
          </table:table-cell>
          <table:table-cell office:value-type="float" office:value="1.894581" calcext:value-type="float">
            <text:p>1.894581</text:p>
          </table:table-cell>
          <table:table-cell/>
          <table:table-cell office:value-type="float" office:value="0.288846" calcext:value-type="float">
            <text:p>0.288846</text:p>
          </table:table-cell>
          <table:table-cell office:value-type="float" office:value="0" calcext:value-type="float">
            <text:p>0</text:p>
          </table:table-cell>
          <table:table-cell office:value-type="float" office:value="0.149673182650919" calcext:value-type="float">
            <text:p>0.149673182650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3998656" calcext:value-type="float">
            <text:p>263998656</text:p>
          </table:table-cell>
          <table:table-cell office:value-type="float" office:value="3215792016" calcext:value-type="float">
            <text:p>3215792016</text:p>
          </table:table-cell>
          <table:table-cell table:style-name="ce1" office:value-type="float" office:value="0.210401" calcext:value-type="float">
            <text:p>2.10E-01</text:p>
          </table:table-cell>
          <table:table-cell/>
          <table:table-cell office:value-type="float" office:value="17.857472" calcext:value-type="float">
            <text:p>17.857472</text:p>
          </table:table-cell>
          <table:table-cell office:value-type="float" office:value="1.088759" calcext:value-type="float">
            <text:p>1.088759</text:p>
          </table:table-cell>
          <table:table-cell office:value-type="float" office:value="8.622899" calcext:value-type="float">
            <text:p>8.622899</text:p>
          </table:table-cell>
          <table:table-cell office:value-type="float" office:value="2.789603" calcext:value-type="float">
            <text:p>2.789603</text:p>
          </table:table-cell>
          <table:table-cell office:value-type="float" office:value="0.891334" calcext:value-type="float">
            <text:p>0.891334</text:p>
          </table:table-cell>
          <table:table-cell office:value-type="float" office:value="1.051236" calcext:value-type="float">
            <text:p>1.051236</text:p>
          </table:table-cell>
          <table:table-cell office:value-type="float" office:value="2.082809" calcext:value-type="float">
            <text:p>2.082809</text:p>
          </table:table-cell>
          <table:table-cell/>
          <table:table-cell office:value-type="float" office:value="0.180275" calcext:value-type="float">
            <text:p>0.180275</text:p>
          </table:table-cell>
          <table:table-cell office:value-type="float" office:value="0" calcext:value-type="float">
            <text:p>0</text:p>
          </table:table-cell>
          <table:table-cell office:value-type="float" office:value="0.157520530394899" calcext:value-type="float">
            <text:p>0.157520530394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63999232" calcext:value-type="float">
            <text:p>263999232</text:p>
          </table:table-cell>
          <table:table-cell office:value-type="float" office:value="3200103936" calcext:value-type="float">
            <text:p>3200103936</text:p>
          </table:table-cell>
          <table:table-cell table:style-name="ce1" office:value-type="float" office:value="0.209376" calcext:value-type="float">
            <text:p>2.09E-01</text:p>
          </table:table-cell>
          <table:table-cell/>
          <table:table-cell office:value-type="float" office:value="24.751578" calcext:value-type="float">
            <text:p>24.751578</text:p>
          </table:table-cell>
          <table:table-cell office:value-type="float" office:value="1.585696" calcext:value-type="float">
            <text:p>1.585696</text:p>
          </table:table-cell>
          <table:table-cell office:value-type="float" office:value="12.679365" calcext:value-type="float">
            <text:p>12.679365</text:p>
          </table:table-cell>
          <table:table-cell office:value-type="float" office:value="4.164925" calcext:value-type="float">
            <text:p>4.164925</text:p>
          </table:table-cell>
          <table:table-cell office:value-type="float" office:value="1.370242" calcext:value-type="float">
            <text:p>1.370242</text:p>
          </table:table-cell>
          <table:table-cell office:value-type="float" office:value="1.496454" calcext:value-type="float">
            <text:p>1.496454</text:p>
          </table:table-cell>
          <table:table-cell office:value-type="float" office:value="2.664471" calcext:value-type="float">
            <text:p>2.664471</text:p>
          </table:table-cell>
          <table:table-cell/>
          <table:table-cell office:value-type="float" office:value="0.164875" calcext:value-type="float">
            <text:p>0.164875</text:p>
          </table:table-cell>
          <table:table-cell office:value-type="float" office:value="0" calcext:value-type="float">
            <text:p>0</text:p>
          </table:table-cell>
          <table:table-cell office:value-type="float" office:value="0.135381747800831" calcext:value-type="float">
            <text:p>0.135381747800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1890448" calcext:value-type="float">
            <text:p>3171890448</text:p>
          </table:table-cell>
          <table:table-cell table:style-name="ce1" office:value-type="float" office:value="0.210498" calcext:value-type="float">
            <text:p>2.10E-01</text:p>
          </table:table-cell>
          <table:table-cell/>
          <table:table-cell office:value-type="float" office:value="45.848552" calcext:value-type="float">
            <text:p>45.848552</text:p>
          </table:table-cell>
          <table:table-cell office:value-type="float" office:value="3.158756" calcext:value-type="float">
            <text:p>3.158756</text:p>
          </table:table-cell>
          <table:table-cell office:value-type="float" office:value="24.725624" calcext:value-type="float">
            <text:p>24.725624</text:p>
          </table:table-cell>
          <table:table-cell office:value-type="float" office:value="8.112041" calcext:value-type="float">
            <text:p>8.112041</text:p>
          </table:table-cell>
          <table:table-cell office:value-type="float" office:value="2.822785" calcext:value-type="float">
            <text:p>2.822785</text:p>
          </table:table-cell>
          <table:table-cell office:value-type="float" office:value="2.802992" calcext:value-type="float">
            <text:p>2.802992</text:p>
          </table:table-cell>
          <table:table-cell office:value-type="float" office:value="3.435529" calcext:value-type="float">
            <text:p>3.435529</text:p>
          </table:table-cell>
          <table:table-cell/>
          <table:table-cell office:value-type="float" office:value="0.148647" calcext:value-type="float">
            <text:p>0.148647</text:p>
          </table:table-cell>
          <table:table-cell office:value-type="float" office:value="0" calcext:value-type="float">
            <text:p>0</text:p>
          </table:table-cell>
          <table:table-cell office:value-type="float" office:value="0.128718427919677" calcext:value-type="float">
            <text:p>0.1287184279196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1788496" calcext:value-type="float">
            <text:p>3171788496</text:p>
          </table:table-cell>
          <table:table-cell table:style-name="ce1" office:value-type="float" office:value="0.215085" calcext:value-type="float">
            <text:p>2.15E-01</text:p>
          </table:table-cell>
          <table:table-cell/>
          <table:table-cell office:value-type="float" office:value="86.969966" calcext:value-type="float">
            <text:p>86.969966</text:p>
          </table:table-cell>
          <table:table-cell office:value-type="float" office:value="6.211302" calcext:value-type="float">
            <text:p>6.211302</text:p>
          </table:table-cell>
          <table:table-cell office:value-type="float" office:value="48.580517" calcext:value-type="float">
            <text:p>48.580517</text:p>
          </table:table-cell>
          <table:table-cell office:value-type="float" office:value="16.249639" calcext:value-type="float">
            <text:p>16.249639</text:p>
          </table:table-cell>
          <table:table-cell office:value-type="float" office:value="5.456656" calcext:value-type="float">
            <text:p>5.456656</text:p>
          </table:table-cell>
          <table:table-cell office:value-type="float" office:value="5.505583" calcext:value-type="float">
            <text:p>5.505583</text:p>
          </table:table-cell>
          <table:table-cell office:value-type="float" office:value="3.699842" calcext:value-type="float">
            <text:p>3.699842</text:p>
          </table:table-cell>
          <table:table-cell/>
          <table:table-cell office:value-type="float" office:value="0.134889" calcext:value-type="float">
            <text:p>0.134889</text:p>
          </table:table-cell>
          <table:table-cell office:value-type="float" office:value="0" calcext:value-type="float">
            <text:p>0</text:p>
          </table:table-cell>
          <table:table-cell office:value-type="float" office:value="0.121086674122296" calcext:value-type="float">
            <text:p>0.121086674122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1788496" calcext:value-type="float">
            <text:p>3171788496</text:p>
          </table:table-cell>
          <table:table-cell table:style-name="ce1" office:value-type="float" office:value="0.215085" calcext:value-type="float">
            <text:p>2.15E-01</text:p>
          </table:table-cell>
          <table:table-cell/>
          <table:table-cell office:value-type="float" office:value="86.969966" calcext:value-type="float">
            <text:p>86.969966</text:p>
          </table:table-cell>
          <table:table-cell office:value-type="float" office:value="6.211302" calcext:value-type="float">
            <text:p>6.211302</text:p>
          </table:table-cell>
          <table:table-cell office:value-type="float" office:value="48.580517" calcext:value-type="float">
            <text:p>48.580517</text:p>
          </table:table-cell>
          <table:table-cell office:value-type="float" office:value="16.249639" calcext:value-type="float">
            <text:p>16.249639</text:p>
          </table:table-cell>
          <table:table-cell office:value-type="float" office:value="5.456656" calcext:value-type="float">
            <text:p>5.456656</text:p>
          </table:table-cell>
          <table:table-cell office:value-type="float" office:value="5.505583" calcext:value-type="float">
            <text:p>5.505583</text:p>
          </table:table-cell>
          <table:table-cell office:value-type="float" office:value="3.699842" calcext:value-type="float">
            <text:p>3.699842</text:p>
          </table:table-cell>
          <table:table-cell/>
          <table:table-cell office:value-type="float" office:value="0.134889" calcext:value-type="float">
            <text:p>0.134889</text:p>
          </table:table-cell>
          <table:table-cell office:value-type="float" office:value="0" calcext:value-type="float">
            <text:p>0</text:p>
          </table:table-cell>
          <table:table-cell office:value-type="float" office:value="0.121086674122296" calcext:value-type="float">
            <text:p>0.121086674122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3999808" calcext:value-type="float">
            <text:p>263999808</text:p>
          </table:table-cell>
          <table:table-cell office:value-type="float" office:value="3171788496" calcext:value-type="float">
            <text:p>3171788496</text:p>
          </table:table-cell>
          <table:table-cell table:style-name="ce1" office:value-type="float" office:value="0.215085" calcext:value-type="float">
            <text:p>2.15E-01</text:p>
          </table:table-cell>
          <table:table-cell/>
          <table:table-cell office:value-type="float" office:value="86.969966" calcext:value-type="float">
            <text:p>86.969966</text:p>
          </table:table-cell>
          <table:table-cell office:value-type="float" office:value="6.211302" calcext:value-type="float">
            <text:p>6.211302</text:p>
          </table:table-cell>
          <table:table-cell office:value-type="float" office:value="48.580517" calcext:value-type="float">
            <text:p>48.580517</text:p>
          </table:table-cell>
          <table:table-cell office:value-type="float" office:value="16.249639" calcext:value-type="float">
            <text:p>16.249639</text:p>
          </table:table-cell>
          <table:table-cell office:value-type="float" office:value="5.456656" calcext:value-type="float">
            <text:p>5.456656</text:p>
          </table:table-cell>
          <table:table-cell office:value-type="float" office:value="5.505583" calcext:value-type="float">
            <text:p>5.505583</text:p>
          </table:table-cell>
          <table:table-cell office:value-type="float" office:value="3.699842" calcext:value-type="float">
            <text:p>3.699842</text:p>
          </table:table-cell>
          <table:table-cell/>
          <table:table-cell office:value-type="float" office:value="0.134889" calcext:value-type="float">
            <text:p>0.134889</text:p>
          </table:table-cell>
          <table:table-cell office:value-type="float" office:value="0" calcext:value-type="float">
            <text:p>0</text:p>
          </table:table-cell>
          <table:table-cell office:value-type="float" office:value="0.121086674122296" calcext:value-type="float">
            <text:p>0.121086674122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por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 threads</text:p>
          </table:table-cell>
          <table:table-cell/>
          <table:table-cell office:value-type="string" calcext:value-type="string">
            <text:p>ref. speedup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ref runtime</text:p>
          </table:table-cell>
          <table:table-cell/>
          <table:table-cell office:value-type="string" calcext:value-type="string">
            <text:p>pre-symbolic step</text:p>
          </table:table-cell>
          <table:table-cell office:value-type="string" calcext:value-type="string">
            <text:p>symbolic step</text:p>
          </table:table-cell>
          <table:table-cell office:value-type="string" calcext:value-type="string">
            <text:p>duplicates elimination</text:p>
          </table:table-cell>
          <table:table-cell office:value-type="string" calcext:value-type="string">
            <text:p>pre-object generation</text:p>
          </table:table-cell>
          <table:table-cell office:value-type="string" calcext:value-type="string">
            <text:p>object generation</text:p>
          </table:table-cell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subtitle</text:p>
          </table:table-cell>
          <table:table-cell table:number-columns-repeated="4"/>
        </table:table-row>
        <table:table-row table:style-name="ro1">
          <table:table-cell table:formula="of:=[.A5]*[.B5]*[.C5]" office:value-type="float" office:value="1476" calcext:value-type="float">
            <text:p>1476</text:p>
          </table:table-cell>
          <table:table-cell/>
          <table:table-cell table:formula="of:=[.A27] / [.A$46]" office:value-type="float" office:value="41" calcext:value-type="float">
            <text:p>41</text:p>
          </table:table-cell>
          <table:table-cell table:formula="of:=[.F$46] / [.F27]" office:value-type="float" office:value="27.3807712496522" calcext:value-type="float">
            <text:p>27.3807712496522</text:p>
          </table:table-cell>
          <table:table-cell/>
          <table:table-cell table:formula="of:=SUM([.J5:.O5])" office:value-type="float" office:value="3.130063" calcext:value-type="float">
            <text:p>3.130063</text:p>
          </table:table-cell>
          <table:table-cell/>
          <table:table-cell table:formula="of:=[.J5] / [.$F27]" office:value-type="float" office:value="0.0488964599115098" calcext:value-type="float">
            <text:p>0.0488964599115098</text:p>
          </table:table-cell>
          <table:table-cell table:formula="of:=[.K5] / [.$F27]" office:value-type="float" office:value="0.420104962743561" calcext:value-type="float">
            <text:p>0.420104962743561</text:p>
          </table:table-cell>
          <table:table-cell table:formula="of:=[.L5] / [.$F27]" office:value-type="float" office:value="0.156009639422593" calcext:value-type="float">
            <text:p>0.156009639422593</text:p>
          </table:table-cell>
          <table:table-cell table:formula="of:=[.M5] / [.$F27]" office:value-type="float" office:value="0.0267598447698976" calcext:value-type="float">
            <text:p>0.0267598447698976</text:p>
          </table:table-cell>
          <table:table-cell table:formula="of:=[.N5] / [.$F27]" office:value-type="float" office:value="0.0635760366484636" calcext:value-type="float">
            <text:p>0.0635760366484636</text:p>
          </table:table-cell>
          <table:table-cell table:formula="of:=[.O5] / [.$F27]" office:value-type="float" office:value="0.284653056503975" calcext:value-type="float">
            <text:p>0.284653056503975</text:p>
          </table:table-cell>
          <table:table-cell/>
          <table:table-cell table:formula="of:=CONCATENATE(&quot;for &quot;;[.A2];&quot; iterations, starting with 1 graphs having &quot;;[.B2];&quot; nodes&quot;)" office:value-type="string" office:string-value="for 16 iterations, starting with 1 graphs having 14 nodes" calcext:value-type="string">
            <text:p>for 16 iterations, starting with 1 graphs having 14 nodes</text:p>
          </table:table-cell>
          <table:table-cell table:number-columns-repeated="4"/>
        </table:table-row>
        <table:table-row table:style-name="ro1">
          <table:table-cell table:formula="of:=[.A6]*[.B6]*[.C6]" office:value-type="float" office:value="1368" calcext:value-type="float">
            <text:p>1368</text:p>
          </table:table-cell>
          <table:table-cell/>
          <table:table-cell table:formula="of:=[.A28] / [.A$46]" office:value-type="float" office:value="38" calcext:value-type="float">
            <text:p>38</text:p>
          </table:table-cell>
          <table:table-cell table:formula="of:=[.F$46] / [.F28]" office:value-type="float" office:value="26.6131049068875" calcext:value-type="float">
            <text:p>26.6131049068875</text:p>
          </table:table-cell>
          <table:table-cell/>
          <table:table-cell table:formula="of:=SUM([.J6:.O6])" office:value-type="float" office:value="3.220351" calcext:value-type="float">
            <text:p>3.220351</text:p>
          </table:table-cell>
          <table:table-cell/>
          <table:table-cell table:formula="of:=[.J6] / [.$F28]" office:value-type="float" office:value="0.0526309088667664" calcext:value-type="float">
            <text:p>0.0526309088667664</text:p>
          </table:table-cell>
          <table:table-cell table:formula="of:=[.K6] / [.$F28]" office:value-type="float" office:value="0.446179003468876" calcext:value-type="float">
            <text:p>0.446179003468876</text:p>
          </table:table-cell>
          <table:table-cell table:formula="of:=[.L6] / [.$F28]" office:value-type="float" office:value="0.16374923106208" calcext:value-type="float">
            <text:p>0.16374923106208</text:p>
          </table:table-cell>
          <table:table-cell table:formula="of:=[.M6] / [.$F28]" office:value-type="float" office:value="0.0280217901713198" calcext:value-type="float">
            <text:p>0.0280217901713198</text:p>
          </table:table-cell>
          <table:table-cell table:formula="of:=[.N6] / [.$F28]" office:value-type="float" office:value="0.0734621785016602" calcext:value-type="float">
            <text:p>0.0734621785016602</text:p>
          </table:table-cell>
          <table:table-cell table:formula="of:=[.O6] / [.$F28]" office:value-type="float" office:value="0.235956887929297" calcext:value-type="float">
            <text:p>0.235956887929297</text:p>
          </table:table-cell>
          <table:table-cell table:number-columns-repeated="6"/>
        </table:table-row>
        <table:table-row table:style-name="ro1">
          <table:table-cell table:formula="of:=[.A7]*[.B7]*[.C7]" office:value-type="float" office:value="1260" calcext:value-type="float">
            <text:p>1260</text:p>
          </table:table-cell>
          <table:table-cell/>
          <table:table-cell table:formula="of:=[.A29] / [.A$46]" office:value-type="float" office:value="35" calcext:value-type="float">
            <text:p>35</text:p>
          </table:table-cell>
          <table:table-cell table:formula="of:=[.F$46] / [.F29]" office:value-type="float" office:value="24.4935766318636" calcext:value-type="float">
            <text:p>24.4935766318636</text:p>
          </table:table-cell>
          <table:table-cell/>
          <table:table-cell table:formula="of:=SUM([.J7:.O7])" office:value-type="float" office:value="3.499021" calcext:value-type="float">
            <text:p>3.499021</text:p>
          </table:table-cell>
          <table:table-cell/>
          <table:table-cell table:formula="of:=[.J7] / [.$F29]" office:value-type="float" office:value="0.0562111516335569" calcext:value-type="float">
            <text:p>0.0562111516335569</text:p>
          </table:table-cell>
          <table:table-cell table:formula="of:=[.K7] / [.$F29]" office:value-type="float" office:value="0.447842982365639" calcext:value-type="float">
            <text:p>0.447842982365639</text:p>
          </table:table-cell>
          <table:table-cell table:formula="of:=[.L7] / [.$F29]" office:value-type="float" office:value="0.168026142169481" calcext:value-type="float">
            <text:p>0.168026142169481</text:p>
          </table:table-cell>
          <table:table-cell table:formula="of:=[.M7] / [.$F29]" office:value-type="float" office:value="0.0292284613324699" calcext:value-type="float">
            <text:p>0.0292284613324699</text:p>
          </table:table-cell>
          <table:table-cell table:formula="of:=[.N7] / [.$F29]" office:value-type="float" office:value="0.0691413398204812" calcext:value-type="float">
            <text:p>0.0691413398204812</text:p>
          </table:table-cell>
          <table:table-cell table:formula="of:=[.O7] / [.$F29]" office:value-type="float" office:value="0.229549922678372" calcext:value-type="float">
            <text:p>0.229549922678372</text:p>
          </table:table-cell>
          <table:table-cell table:number-columns-repeated="6"/>
        </table:table-row>
        <table:table-row table:style-name="ro1">
          <table:table-cell table:formula="of:=[.A8]*[.B8]*[.C8]" office:value-type="float" office:value="1152" calcext:value-type="float">
            <text:p>1152</text:p>
          </table:table-cell>
          <table:table-cell/>
          <table:table-cell table:formula="of:=[.A30] / [.A$46]" office:value-type="float" office:value="32" calcext:value-type="float">
            <text:p>32</text:p>
          </table:table-cell>
          <table:table-cell table:formula="of:=[.F$46] / [.F30]" office:value-type="float" office:value="22.5551417546597" calcext:value-type="float">
            <text:p>22.5551417546597</text:p>
          </table:table-cell>
          <table:table-cell/>
          <table:table-cell table:formula="of:=SUM([.J8:.O8])" office:value-type="float" office:value="3.799734" calcext:value-type="float">
            <text:p>3.799734</text:p>
          </table:table-cell>
          <table:table-cell/>
          <table:table-cell table:formula="of:=[.J8] / [.$F30]" office:value-type="float" office:value="0.0582922383514214" calcext:value-type="float">
            <text:p>0.0582922383514214</text:p>
          </table:table-cell>
          <table:table-cell table:formula="of:=[.K8] / [.$F30]" office:value-type="float" office:value="0.45060759516324" calcext:value-type="float">
            <text:p>0.45060759516324</text:p>
          </table:table-cell>
          <table:table-cell table:formula="of:=[.L8] / [.$F30]" office:value-type="float" office:value="0.170896173258444" calcext:value-type="float">
            <text:p>0.170896173258444</text:p>
          </table:table-cell>
          <table:table-cell table:formula="of:=[.M8] / [.$F30]" office:value-type="float" office:value="0.0299134097281547" calcext:value-type="float">
            <text:p>0.0299134097281547</text:p>
          </table:table-cell>
          <table:table-cell table:formula="of:=[.N8] / [.$F30]" office:value-type="float" office:value="0.0650424477081817" calcext:value-type="float">
            <text:p>0.0650424477081817</text:p>
          </table:table-cell>
          <table:table-cell table:formula="of:=[.O8] / [.$F30]" office:value-type="float" office:value="0.225248135790558" calcext:value-type="float">
            <text:p>0.225248135790558</text:p>
          </table:table-cell>
          <table:table-cell table:number-columns-repeated="6"/>
        </table:table-row>
        <table:table-row table:style-name="ro1">
          <table:table-cell table:formula="of:=[.A9]*[.B9]*[.C9]" office:value-type="float" office:value="1044" calcext:value-type="float">
            <text:p>1044</text:p>
          </table:table-cell>
          <table:table-cell/>
          <table:table-cell table:formula="of:=[.A31] / [.A$46]" office:value-type="float" office:value="29" calcext:value-type="float">
            <text:p>29</text:p>
          </table:table-cell>
          <table:table-cell table:formula="of:=[.F$46] / [.F31]" office:value-type="float" office:value="20.8335808383699" calcext:value-type="float">
            <text:p>20.8335808383699</text:p>
          </table:table-cell>
          <table:table-cell/>
          <table:table-cell table:formula="of:=SUM([.J9:.O9])" office:value-type="float" office:value="4.113721" calcext:value-type="float">
            <text:p>4.113721</text:p>
          </table:table-cell>
          <table:table-cell/>
          <table:table-cell table:formula="of:=[.J9] / [.$F31]" office:value-type="float" office:value="0.0595733157401778" calcext:value-type="float">
            <text:p>0.0595733157401778</text:p>
          </table:table-cell>
          <table:table-cell table:formula="of:=[.K9] / [.$F31]" office:value-type="float" office:value="0.46008054508315" calcext:value-type="float">
            <text:p>0.46008054508315</text:p>
          </table:table-cell>
          <table:table-cell table:formula="of:=[.L9] / [.$F31]" office:value-type="float" office:value="0.17106410473632" calcext:value-type="float">
            <text:p>0.17106410473632</text:p>
          </table:table-cell>
          <table:table-cell table:formula="of:=[.M9] / [.$F31]" office:value-type="float" office:value="0.0302670015783764" calcext:value-type="float">
            <text:p>0.0302670015783764</text:p>
          </table:table-cell>
          <table:table-cell table:formula="of:=[.N9] / [.$F31]" office:value-type="float" office:value="0.0663093097465774" calcext:value-type="float">
            <text:p>0.0663093097465774</text:p>
          </table:table-cell>
          <table:table-cell table:formula="of:=[.O9] / [.$F31]" office:value-type="float" office:value="0.212705723115398" calcext:value-type="float">
            <text:p>0.212705723115398</text:p>
          </table:table-cell>
          <table:table-cell table:number-columns-repeated="6"/>
        </table:table-row>
        <table:table-row table:style-name="ro1">
          <table:table-cell table:formula="of:=[.A10]*[.B10]*[.C10]" office:value-type="float" office:value="936" calcext:value-type="float">
            <text:p>936</text:p>
          </table:table-cell>
          <table:table-cell/>
          <table:table-cell table:formula="of:=[.A32] / [.A$46]" office:value-type="float" office:value="26" calcext:value-type="float">
            <text:p>26</text:p>
          </table:table-cell>
          <table:table-cell table:formula="of:=[.F$46] / [.F32]" office:value-type="float" office:value="18.5686841781411" calcext:value-type="float">
            <text:p>18.5686841781411</text:p>
          </table:table-cell>
          <table:table-cell/>
          <table:table-cell table:formula="of:=SUM([.J10:.O10])" office:value-type="float" office:value="4.615488" calcext:value-type="float">
            <text:p>4.615488</text:p>
          </table:table-cell>
          <table:table-cell/>
          <table:table-cell table:formula="of:=[.J10] / [.$F32]" office:value-type="float" office:value="0.0590620103443016" calcext:value-type="float">
            <text:p>0.0590620103443016</text:p>
          </table:table-cell>
          <table:table-cell table:formula="of:=[.K10] / [.$F32]" office:value-type="float" office:value="0.463857559590665" calcext:value-type="float">
            <text:p>0.463857559590665</text:p>
          </table:table-cell>
          <table:table-cell table:formula="of:=[.L10] / [.$F32]" office:value-type="float" office:value="0.163470904918396" calcext:value-type="float">
            <text:p>0.163470904918396</text:p>
          </table:table-cell>
          <table:table-cell table:formula="of:=[.M10] / [.$F32]" office:value-type="float" office:value="0.0315069609107423" calcext:value-type="float">
            <text:p>0.0315069609107423</text:p>
          </table:table-cell>
          <table:table-cell table:formula="of:=[.N10] / [.$F32]" office:value-type="float" office:value="0.068350735610189" calcext:value-type="float">
            <text:p>0.068350735610189</text:p>
          </table:table-cell>
          <table:table-cell table:formula="of:=[.O10] / [.$F32]" office:value-type="float" office:value="0.213751828625705" calcext:value-type="float">
            <text:p>0.213751828625705</text:p>
          </table:table-cell>
          <table:table-cell table:number-columns-repeated="6"/>
        </table:table-row>
        <table:table-row table:style-name="ro1">
          <table:table-cell table:formula="of:=[.A11]*[.B11]*[.C11]" office:value-type="float" office:value="828" calcext:value-type="float">
            <text:p>828</text:p>
          </table:table-cell>
          <table:table-cell/>
          <table:table-cell table:formula="of:=[.A33] / [.A$46]" office:value-type="float" office:value="23" calcext:value-type="float">
            <text:p>23</text:p>
          </table:table-cell>
          <table:table-cell table:formula="of:=[.F$46] / [.F33]" office:value-type="float" office:value="17.1586694952276" calcext:value-type="float">
            <text:p>17.1586694952276</text:p>
          </table:table-cell>
          <table:table-cell/>
          <table:table-cell table:formula="of:=SUM([.J11:.O11])" office:value-type="float" office:value="4.994766" calcext:value-type="float">
            <text:p>4.994766</text:p>
          </table:table-cell>
          <table:table-cell/>
          <table:table-cell table:formula="of:=[.J11] / [.$F33]" office:value-type="float" office:value="0.0634035708579741" calcext:value-type="float">
            <text:p>0.0634035708579741</text:p>
          </table:table-cell>
          <table:table-cell table:formula="of:=[.K11] / [.$F33]" office:value-type="float" office:value="0.465557946057933" calcext:value-type="float">
            <text:p>0.465557946057933</text:p>
          </table:table-cell>
          <table:table-cell table:formula="of:=[.L11] / [.$F33]" office:value-type="float" office:value="0.171525152529668" calcext:value-type="float">
            <text:p>0.171525152529668</text:p>
          </table:table-cell>
          <table:table-cell table:formula="of:=[.M11] / [.$F33]" office:value-type="float" office:value="0.0339493381671934" calcext:value-type="float">
            <text:p>0.0339493381671934</text:p>
          </table:table-cell>
          <table:table-cell table:formula="of:=[.N11] / [.$F33]" office:value-type="float" office:value="0.0706139186500429" calcext:value-type="float">
            <text:p>0.0706139186500429</text:p>
          </table:table-cell>
          <table:table-cell table:formula="of:=[.O11] / [.$F33]" office:value-type="float" office:value="0.194950073737188" calcext:value-type="float">
            <text:p>0.194950073737188</text:p>
          </table:table-cell>
          <table:table-cell table:number-columns-repeated="6"/>
        </table:table-row>
        <table:table-row table:style-name="ro1">
          <table:table-cell table:formula="of:=[.A12]*[.B12]*[.C12]" office:value-type="float" office:value="720" calcext:value-type="float">
            <text:p>720</text:p>
          </table:table-cell>
          <table:table-cell/>
          <table:table-cell table:formula="of:=[.A34] / [.A$46]" office:value-type="float" office:value="20" calcext:value-type="float">
            <text:p>20</text:p>
          </table:table-cell>
          <table:table-cell table:formula="of:=[.F$46] / [.F34]" office:value-type="float" office:value="14.463707045239" calcext:value-type="float">
            <text:p>14.463707045239</text:p>
          </table:table-cell>
          <table:table-cell/>
          <table:table-cell table:formula="of:=SUM([.J12:.O12])" office:value-type="float" office:value="5.92542" calcext:value-type="float">
            <text:p>5.92542</text:p>
          </table:table-cell>
          <table:table-cell/>
          <table:table-cell table:formula="of:=[.J12] / [.$F34]" office:value-type="float" office:value="0.0659797955250429" calcext:value-type="float">
            <text:p>0.0659797955250429</text:p>
          </table:table-cell>
          <table:table-cell table:formula="of:=[.K12] / [.$F34]" office:value-type="float" office:value="0.454966061477499" calcext:value-type="float">
            <text:p>0.454966061477499</text:p>
          </table:table-cell>
          <table:table-cell table:formula="of:=[.L12] / [.$F34]" office:value-type="float" office:value="0.180790053700835" calcext:value-type="float">
            <text:p>0.180790053700835</text:p>
          </table:table-cell>
          <table:table-cell table:formula="of:=[.M12] / [.$F34]" office:value-type="float" office:value="0.0350233401176625" calcext:value-type="float">
            <text:p>0.0350233401176625</text:p>
          </table:table-cell>
          <table:table-cell table:formula="of:=[.N12] / [.$F34]" office:value-type="float" office:value="0.0664114948813755" calcext:value-type="float">
            <text:p>0.0664114948813755</text:p>
          </table:table-cell>
          <table:table-cell table:formula="of:=[.O12] / [.$F34]" office:value-type="float" office:value="0.196829254297586" calcext:value-type="float">
            <text:p>0.196829254297586</text:p>
          </table:table-cell>
          <table:table-cell table:number-columns-repeated="6"/>
        </table:table-row>
        <table:table-row table:style-name="ro1">
          <table:table-cell table:formula="of:=[.A13]*[.B13]*[.C13]" office:value-type="float" office:value="648" calcext:value-type="float">
            <text:p>648</text:p>
          </table:table-cell>
          <table:table-cell/>
          <table:table-cell table:formula="of:=[.A35] / [.A$46]" office:value-type="float" office:value="18" calcext:value-type="float">
            <text:p>18</text:p>
          </table:table-cell>
          <table:table-cell table:formula="of:=[.F$46] / [.F35]" office:value-type="float" office:value="14.4407278095871" calcext:value-type="float">
            <text:p>14.4407278095871</text:p>
          </table:table-cell>
          <table:table-cell/>
          <table:table-cell table:formula="of:=SUM([.J13:.O13])" office:value-type="float" office:value="5.934849" calcext:value-type="float">
            <text:p>5.934849</text:p>
          </table:table-cell>
          <table:table-cell/>
          <table:table-cell table:formula="of:=[.J13] / [.$F35]" office:value-type="float" office:value="0.0565414553933891" calcext:value-type="float">
            <text:p>0.0565414553933891</text:p>
          </table:table-cell>
          <table:table-cell table:formula="of:=[.K13] / [.$F35]" office:value-type="float" office:value="0.50284885091432" calcext:value-type="float">
            <text:p>0.50284885091432</text:p>
          </table:table-cell>
          <table:table-cell table:formula="of:=[.L13] / [.$F35]" office:value-type="float" office:value="0.148587268184919" calcext:value-type="float">
            <text:p>0.148587268184919</text:p>
          </table:table-cell>
          <table:table-cell table:formula="of:=[.M13] / [.$F35]" office:value-type="float" office:value="0.0388003132008919" calcext:value-type="float">
            <text:p>0.0388003132008919</text:p>
          </table:table-cell>
          <table:table-cell table:formula="of:=[.N13] / [.$F35]" office:value-type="float" office:value="0.0648676992455916" calcext:value-type="float">
            <text:p>0.0648676992455916</text:p>
          </table:table-cell>
          <table:table-cell table:formula="of:=[.O13] / [.$F35]" office:value-type="float" office:value="0.188354413060888" calcext:value-type="float">
            <text:p>0.188354413060888</text:p>
          </table:table-cell>
          <table:table-cell table:number-columns-repeated="6"/>
        </table:table-row>
        <table:table-row table:style-name="ro1">
          <table:table-cell table:formula="of:=[.A14]*[.B14]*[.C14]" office:value-type="float" office:value="576" calcext:value-type="float">
            <text:p>576</text:p>
          </table:table-cell>
          <table:table-cell/>
          <table:table-cell table:formula="of:=[.A36] / [.A$46]" office:value-type="float" office:value="16" calcext:value-type="float">
            <text:p>16</text:p>
          </table:table-cell>
          <table:table-cell table:formula="of:=[.F$46] / [.F36]" office:value-type="float" office:value="12.8567837435758" calcext:value-type="float">
            <text:p>12.8567837435758</text:p>
          </table:table-cell>
          <table:table-cell/>
          <table:table-cell table:formula="of:=SUM([.J14:.O14])" office:value-type="float" office:value="6.666017" calcext:value-type="float">
            <text:p>6.666017</text:p>
          </table:table-cell>
          <table:table-cell/>
          <table:table-cell table:formula="of:=[.J14] / [.$F36]" office:value-type="float" office:value="0.0603319793513878" calcext:value-type="float">
            <text:p>0.0603319793513878</text:p>
          </table:table-cell>
          <table:table-cell table:formula="of:=[.K14] / [.$F36]" office:value-type="float" office:value="0.493593700706134" calcext:value-type="float">
            <text:p>0.493593700706134</text:p>
          </table:table-cell>
          <table:table-cell table:formula="of:=[.L14] / [.$F36]" office:value-type="float" office:value="0.14949346813847" calcext:value-type="float">
            <text:p>0.14949346813847</text:p>
          </table:table-cell>
          <table:table-cell table:formula="of:=[.M14] / [.$F36]" office:value-type="float" office:value="0.0396965684305936" calcext:value-type="float">
            <text:p>0.0396965684305936</text:p>
          </table:table-cell>
          <table:table-cell table:formula="of:=[.N14] / [.$F36]" office:value-type="float" office:value="0.061119556100742" calcext:value-type="float">
            <text:p>0.061119556100742</text:p>
          </table:table-cell>
          <table:table-cell table:formula="of:=[.O14] / [.$F36]" office:value-type="float" office:value="0.195764727272673" calcext:value-type="float">
            <text:p>0.195764727272673</text:p>
          </table:table-cell>
          <table:table-cell table:number-columns-repeated="6"/>
        </table:table-row>
        <table:table-row table:style-name="ro1">
          <table:table-cell table:formula="of:=[.A15]*[.B15]*[.C15]" office:value-type="float" office:value="504" calcext:value-type="float">
            <text:p>504</text:p>
          </table:table-cell>
          <table:table-cell/>
          <table:table-cell table:formula="of:=[.A37] / [.A$46]" office:value-type="float" office:value="14" calcext:value-type="float">
            <text:p>14</text:p>
          </table:table-cell>
          <table:table-cell table:formula="of:=[.F$46] / [.F37]" office:value-type="float" office:value="10.8248223261519" calcext:value-type="float">
            <text:p>10.8248223261519</text:p>
          </table:table-cell>
          <table:table-cell/>
          <table:table-cell table:formula="of:=SUM([.J15:.O15])" office:value-type="float" office:value="7.917316" calcext:value-type="float">
            <text:p>7.917316</text:p>
          </table:table-cell>
          <table:table-cell/>
          <table:table-cell table:formula="of:=[.J15] / [.$F37]" office:value-type="float" office:value="0.0721322731087151" calcext:value-type="float">
            <text:p>0.0721322731087151</text:p>
          </table:table-cell>
          <table:table-cell table:formula="of:=[.K15] / [.$F37]" office:value-type="float" office:value="0.466003883134133" calcext:value-type="float">
            <text:p>0.466003883134133</text:p>
          </table:table-cell>
          <table:table-cell table:formula="of:=[.L15] / [.$F37]" office:value-type="float" office:value="0.18160030495183" calcext:value-type="float">
            <text:p>0.18160030495183</text:p>
          </table:table-cell>
          <table:table-cell table:formula="of:=[.M15] / [.$F37]" office:value-type="float" office:value="0.0406306884807932" calcext:value-type="float">
            <text:p>0.0406306884807932</text:p>
          </table:table-cell>
          <table:table-cell table:formula="of:=[.N15] / [.$F37]" office:value-type="float" office:value="0.072478476291713" calcext:value-type="float">
            <text:p>0.072478476291713</text:p>
          </table:table-cell>
          <table:table-cell table:formula="of:=[.O15] / [.$F37]" office:value-type="float" office:value="0.167154374032816" calcext:value-type="float">
            <text:p>0.167154374032816</text:p>
          </table:table-cell>
          <table:table-cell table:number-columns-repeated="6"/>
        </table:table-row>
        <table:table-row table:style-name="ro1">
          <table:table-cell table:formula="of:=[.A16]*[.B16]*[.C16]" office:value-type="float" office:value="432" calcext:value-type="float">
            <text:p>432</text:p>
          </table:table-cell>
          <table:table-cell/>
          <table:table-cell table:formula="of:=[.A38] / [.A$46]" office:value-type="float" office:value="12" calcext:value-type="float">
            <text:p>12</text:p>
          </table:table-cell>
          <table:table-cell table:formula="of:=[.F$46] / [.F38]" office:value-type="float" office:value="9.90395055393963" calcext:value-type="float">
            <text:p>9.90395055393963</text:p>
          </table:table-cell>
          <table:table-cell/>
          <table:table-cell table:formula="of:=SUM([.J16:.O16])" office:value-type="float" office:value="8.65347" calcext:value-type="float">
            <text:p>8.65347</text:p>
          </table:table-cell>
          <table:table-cell/>
          <table:table-cell table:formula="of:=[.J16] / [.$F38]" office:value-type="float" office:value="0.0603045945730441" calcext:value-type="float">
            <text:p>0.0603045945730441</text:p>
          </table:table-cell>
          <table:table-cell table:formula="of:=[.K16] / [.$F38]" office:value-type="float" office:value="0.51134400419716" calcext:value-type="float">
            <text:p>0.51134400419716</text:p>
          </table:table-cell>
          <table:table-cell table:formula="of:=[.L16] / [.$F38]" office:value-type="float" office:value="0.153270537714928" calcext:value-type="float">
            <text:p>0.153270537714928</text:p>
          </table:table-cell>
          <table:table-cell table:formula="of:=[.M16] / [.$F38]" office:value-type="float" office:value="0.0429442755333987" calcext:value-type="float">
            <text:p>0.0429442755333987</text:p>
          </table:table-cell>
          <table:table-cell table:formula="of:=[.N16] / [.$F38]" office:value-type="float" office:value="0.0639202539559275" calcext:value-type="float">
            <text:p>0.0639202539559275</text:p>
          </table:table-cell>
          <table:table-cell table:formula="of:=[.O16] / [.$F38]" office:value-type="float" office:value="0.168216334025541" calcext:value-type="float">
            <text:p>0.168216334025541</text:p>
          </table:table-cell>
          <table:table-cell table:number-columns-repeated="6"/>
        </table:table-row>
        <table:table-row table:style-name="ro1">
          <table:table-cell table:formula="of:=[.A17]*[.B17]*[.C17]" office:value-type="float" office:value="360" calcext:value-type="float">
            <text:p>360</text:p>
          </table:table-cell>
          <table:table-cell/>
          <table:table-cell table:formula="of:=[.A39] / [.A$46]" office:value-type="float" office:value="10" calcext:value-type="float">
            <text:p>10</text:p>
          </table:table-cell>
          <table:table-cell table:formula="of:=[.F$46] / [.F39]" office:value-type="float" office:value="8.3013374384351" calcext:value-type="float">
            <text:p>8.3013374384351</text:p>
          </table:table-cell>
          <table:table-cell/>
          <table:table-cell table:formula="of:=SUM([.J17:.O17])" office:value-type="float" office:value="10.324064" calcext:value-type="float">
            <text:p>10.324064</text:p>
          </table:table-cell>
          <table:table-cell/>
          <table:table-cell table:formula="of:=[.J17] / [.$F39]" office:value-type="float" office:value="0.0651319092946344" calcext:value-type="float">
            <text:p>0.0651319092946344</text:p>
          </table:table-cell>
          <table:table-cell table:formula="of:=[.K17] / [.$F39]" office:value-type="float" office:value="0.514195185151894" calcext:value-type="float">
            <text:p>0.514195185151894</text:p>
          </table:table-cell>
          <table:table-cell table:formula="of:=[.L17] / [.$F39]" office:value-type="float" office:value="0.155832431879539" calcext:value-type="float">
            <text:p>0.155832431879539</text:p>
          </table:table-cell>
          <table:table-cell table:formula="of:=[.M17] / [.$F39]" office:value-type="float" office:value="0.0453438684611021" calcext:value-type="float">
            <text:p>0.0453438684611021</text:p>
          </table:table-cell>
          <table:table-cell table:formula="of:=[.N17] / [.$F39]" office:value-type="float" office:value="0.0617720889758142" calcext:value-type="float">
            <text:p>0.0617720889758142</text:p>
          </table:table-cell>
          <table:table-cell table:formula="of:=[.O17] / [.$F39]" office:value-type="float" office:value="0.157724516237017" calcext:value-type="float">
            <text:p>0.157724516237017</text:p>
          </table:table-cell>
          <table:table-cell table:number-columns-repeated="6"/>
        </table:table-row>
        <table:table-row table:style-name="ro1">
          <table:table-cell table:formula="of:=[.A18]*[.B18]*[.C18]" office:value-type="float" office:value="288" calcext:value-type="float">
            <text:p>288</text:p>
          </table:table-cell>
          <table:table-cell/>
          <table:table-cell table:formula="of:=[.A40] / [.A$46]" office:value-type="float" office:value="8" calcext:value-type="float">
            <text:p>8</text:p>
          </table:table-cell>
          <table:table-cell table:formula="of:=[.F$46] / [.F40]" office:value-type="float" office:value="6.10377332219933" calcext:value-type="float">
            <text:p>6.10377332219933</text:p>
          </table:table-cell>
          <table:table-cell/>
          <table:table-cell table:formula="of:=SUM([.J18:.O18])" office:value-type="float" office:value="14.041075" calcext:value-type="float">
            <text:p>14.041075</text:p>
          </table:table-cell>
          <table:table-cell/>
          <table:table-cell table:formula="of:=[.J18] / [.$F40]" office:value-type="float" office:value="0.0769396217882178" calcext:value-type="float">
            <text:p>0.0769396217882178</text:p>
          </table:table-cell>
          <table:table-cell table:formula="of:=[.K18] / [.$F40]" office:value-type="float" office:value="0.471277092387869" calcext:value-type="float">
            <text:p>0.471277092387869</text:p>
          </table:table-cell>
          <table:table-cell table:formula="of:=[.L18] / [.$F40]" office:value-type="float" office:value="0.198077996164824" calcext:value-type="float">
            <text:p>0.198077996164824</text:p>
          </table:table-cell>
          <table:table-cell table:formula="of:=[.M18] / [.$F40]" office:value-type="float" office:value="0.0492218722569319" calcext:value-type="float">
            <text:p>0.0492218722569319</text:p>
          </table:table-cell>
          <table:table-cell table:formula="of:=[.N18] / [.$F40]" office:value-type="float" office:value="0.0695520820165123" calcext:value-type="float">
            <text:p>0.0695520820165123</text:p>
          </table:table-cell>
          <table:table-cell table:formula="of:=[.O18] / [.$F40]" office:value-type="float" office:value="0.134931335385645" calcext:value-type="float">
            <text:p>0.134931335385645</text:p>
          </table:table-cell>
          <table:table-cell table:number-columns-repeated="6"/>
        </table:table-row>
        <table:table-row table:style-name="ro1">
          <table:table-cell table:formula="of:=[.A19]*[.B19]*[.C19]" office:value-type="float" office:value="216" calcext:value-type="float">
            <text:p>216</text:p>
          </table:table-cell>
          <table:table-cell/>
          <table:table-cell table:formula="of:=[.A41] / [.A$46]" office:value-type="float" office:value="6" calcext:value-type="float">
            <text:p>6</text:p>
          </table:table-cell>
          <table:table-cell table:formula="of:=[.F$46] / [.F41]" office:value-type="float" office:value="5.18578119932424" calcext:value-type="float">
            <text:p>5.18578119932424</text:p>
          </table:table-cell>
          <table:table-cell/>
          <table:table-cell table:formula="of:=SUM([.J19:.O19])" office:value-type="float" office:value="16.52664" calcext:value-type="float">
            <text:p>16.52664</text:p>
          </table:table-cell>
          <table:table-cell/>
          <table:table-cell table:formula="of:=[.J19] / [.$F41]" office:value-type="float" office:value="0.065879029252165" calcext:value-type="float">
            <text:p>0.065879029252165</text:p>
          </table:table-cell>
          <table:table-cell table:formula="of:=[.K19] / [.$F41]" office:value-type="float" office:value="0.521757538132373" calcext:value-type="float">
            <text:p>0.521757538132373</text:p>
          </table:table-cell>
          <table:table-cell table:formula="of:=[.L19] / [.$F41]" office:value-type="float" office:value="0.168794322378899" calcext:value-type="float">
            <text:p>0.168794322378899</text:p>
          </table:table-cell>
          <table:table-cell table:formula="of:=[.M19] / [.$F41]" office:value-type="float" office:value="0.0539331648780393" calcext:value-type="float">
            <text:p>0.0539331648780393</text:p>
          </table:table-cell>
          <table:table-cell table:formula="of:=[.N19] / [.$F41]" office:value-type="float" office:value="0.0636085737935842" calcext:value-type="float">
            <text:p>0.0636085737935842</text:p>
          </table:table-cell>
          <table:table-cell table:formula="of:=[.O19] / [.$F41]" office:value-type="float" office:value="0.12602737156494" calcext:value-type="float">
            <text:p>0.12602737156494</text:p>
          </table:table-cell>
          <table:table-cell table:number-columns-repeated="6"/>
        </table:table-row>
        <table:table-row table:style-name="ro1">
          <table:table-cell table:formula="of:=[.A20]*[.B20]*[.C20]" office:value-type="float" office:value="144" calcext:value-type="float">
            <text:p>144</text:p>
          </table:table-cell>
          <table:table-cell/>
          <table:table-cell table:formula="of:=[.A42] / [.A$46]" office:value-type="float" office:value="4" calcext:value-type="float">
            <text:p>4</text:p>
          </table:table-cell>
          <table:table-cell table:formula="of:=[.F$46] / [.F42]" office:value-type="float" office:value="3.57677024139865" calcext:value-type="float">
            <text:p>3.57677024139865</text:p>
          </table:table-cell>
          <table:table-cell/>
          <table:table-cell table:formula="of:=SUM([.J20:.O20])" office:value-type="float" office:value="23.961153" calcext:value-type="float">
            <text:p>23.961153</text:p>
          </table:table-cell>
          <table:table-cell/>
          <table:table-cell table:formula="of:=[.J20] / [.$F42]" office:value-type="float" office:value="0.0661777836817786" calcext:value-type="float">
            <text:p>0.0661777836817786</text:p>
          </table:table-cell>
          <table:table-cell table:formula="of:=[.K20] / [.$F42]" office:value-type="float" office:value="0.529163392095531" calcext:value-type="float">
            <text:p>0.529163392095531</text:p>
          </table:table-cell>
          <table:table-cell table:formula="of:=[.L20] / [.$F42]" office:value-type="float" office:value="0.173819890887555" calcext:value-type="float">
            <text:p>0.173819890887555</text:p>
          </table:table-cell>
          <table:table-cell table:formula="of:=[.M20] / [.$F42]" office:value-type="float" office:value="0.0571859793224475" calcext:value-type="float">
            <text:p>0.0571859793224475</text:p>
          </table:table-cell>
          <table:table-cell table:formula="of:=[.N20] / [.$F42]" office:value-type="float" office:value="0.0624533385350864" calcext:value-type="float">
            <text:p>0.0624533385350864</text:p>
          </table:table-cell>
          <table:table-cell table:formula="of:=[.O20] / [.$F42]" office:value-type="float" office:value="0.111199615477602" calcext:value-type="float">
            <text:p>0.111199615477602</text:p>
          </table:table-cell>
          <table:table-cell table:number-columns-repeated="6"/>
        </table:table-row>
        <table:table-row table:style-name="ro1">
          <table:table-cell table:formula="of:=[.A21]*[.B21]*[.C21]" office:value-type="float" office:value="72" calcext:value-type="float">
            <text:p>72</text:p>
          </table:table-cell>
          <table:table-cell/>
          <table:table-cell table:formula="of:=[.A43] / [.A$46]" office:value-type="float" office:value="2" calcext:value-type="float">
            <text:p>2</text:p>
          </table:table-cell>
          <table:table-cell table:formula="of:=[.F$46] / [.F43]" office:value-type="float" office:value="1.90208305447809" calcext:value-type="float">
            <text:p>1.90208305447809</text:p>
          </table:table-cell>
          <table:table-cell/>
          <table:table-cell table:formula="of:=SUM([.J21:.O21])" office:value-type="float" office:value="45.057727" calcext:value-type="float">
            <text:p>45.057727</text:p>
          </table:table-cell>
          <table:table-cell/>
          <table:table-cell table:formula="of:=[.J21] / [.$F43]" office:value-type="float" office:value="0.0701046459800336" calcext:value-type="float">
            <text:p>0.0701046459800336</text:p>
          </table:table-cell>
          <table:table-cell table:formula="of:=[.K21] / [.$F43]" office:value-type="float" office:value="0.548754356827631" calcext:value-type="float">
            <text:p>0.548754356827631</text:p>
          </table:table-cell>
          <table:table-cell table:formula="of:=[.L21] / [.$F43]" office:value-type="float" office:value="0.18003662279724" calcext:value-type="float">
            <text:p>0.18003662279724</text:p>
          </table:table-cell>
          <table:table-cell table:formula="of:=[.M21] / [.$F43]" office:value-type="float" office:value="0.0626481890664392" calcext:value-type="float">
            <text:p>0.0626481890664392</text:p>
          </table:table-cell>
          <table:table-cell table:formula="of:=[.N21] / [.$F43]" office:value-type="float" office:value="0.0622089081413272" calcext:value-type="float">
            <text:p>0.0622089081413272</text:p>
          </table:table-cell>
          <table:table-cell table:formula="of:=[.O21] / [.$F43]" office:value-type="float" office:value="0.076247277187329" calcext:value-type="float">
            <text:p>0.076247277187329</text:p>
          </table:table-cell>
          <table:table-cell table:number-columns-repeated="6"/>
        </table:table-row>
        <table:table-row table:style-name="ro1">
          <table:table-cell table:formula="of:=[.A22]*[.B22]*[.C22]" office:value-type="float" office:value="36" calcext:value-type="float">
            <text:p>36</text:p>
          </table:table-cell>
          <table:table-cell/>
          <table:table-cell table:formula="of:=[.A44] / [.A$46]" office:value-type="float" office:value="1" calcext:value-type="float">
            <text:p>1</text:p>
          </table:table-cell>
          <table:table-cell table:formula="of:=[.F$46] / [.F44]" office:value-type="float" office:value="1" calcext:value-type="float">
            <text:p>1</text:p>
          </table:table-cell>
          <table:table-cell/>
          <table:table-cell table:formula="of:=SUM([.J22:.O22])" office:value-type="float" office:value="85.703539" calcext:value-type="float">
            <text:p>85.703539</text:p>
          </table:table-cell>
          <table:table-cell/>
          <table:table-cell table:formula="of:=[.J22] / [.$F44]" office:value-type="float" office:value="0.0724742767040227" calcext:value-type="float">
            <text:p>0.0724742767040227</text:p>
          </table:table-cell>
          <table:table-cell table:formula="of:=[.K22] / [.$F44]" office:value-type="float" office:value="0.566843768260258" calcext:value-type="float">
            <text:p>0.566843768260258</text:p>
          </table:table-cell>
          <table:table-cell table:formula="of:=[.L22] / [.$F44]" office:value-type="float" office:value="0.189602893761482" calcext:value-type="float">
            <text:p>0.189602893761482</text:p>
          </table:table-cell>
          <table:table-cell table:formula="of:=[.M22] / [.$F44]" office:value-type="float" office:value="0.0636689693759321" calcext:value-type="float">
            <text:p>0.0636689693759321</text:p>
          </table:table-cell>
          <table:table-cell table:formula="of:=[.N22] / [.$F44]" office:value-type="float" office:value="0.0642398559527396" calcext:value-type="float">
            <text:p>0.0642398559527396</text:p>
          </table:table-cell>
          <table:table-cell table:formula="of:=[.O22] / [.$F44]" office:value-type="float" office:value="0.0431702359455658" calcext:value-type="float">
            <text:p>0.0431702359455658</text:p>
          </table:table-cell>
          <table:table-cell table:number-columns-repeated="6"/>
        </table:table-row>
        <table:table-row table:style-name="ro1">
          <table:table-cell table:formula="of:=[.A23]*[.B23]*[.C23]" office:value-type="float" office:value="36" calcext:value-type="float">
            <text:p>36</text:p>
          </table:table-cell>
          <table:table-cell/>
          <table:table-cell table:formula="of:=[.A45] / [.A$46]" office:value-type="float" office:value="1" calcext:value-type="float">
            <text:p>1</text:p>
          </table:table-cell>
          <table:table-cell table:formula="of:=[.F$46] / [.F45]" office:value-type="float" office:value="1" calcext:value-type="float">
            <text:p>1</text:p>
          </table:table-cell>
          <table:table-cell/>
          <table:table-cell table:formula="of:=SUM([.J23:.O23])" office:value-type="float" office:value="85.703539" calcext:value-type="float">
            <text:p>85.703539</text:p>
          </table:table-cell>
          <table:table-cell/>
          <table:table-cell table:formula="of:=[.J23] / [.$F45]" office:value-type="float" office:value="0.0724742767040227" calcext:value-type="float">
            <text:p>0.0724742767040227</text:p>
          </table:table-cell>
          <table:table-cell table:formula="of:=[.K23] / [.$F45]" office:value-type="float" office:value="0.566843768260258" calcext:value-type="float">
            <text:p>0.566843768260258</text:p>
          </table:table-cell>
          <table:table-cell table:formula="of:=[.L23] / [.$F45]" office:value-type="float" office:value="0.189602893761482" calcext:value-type="float">
            <text:p>0.189602893761482</text:p>
          </table:table-cell>
          <table:table-cell table:formula="of:=[.M23] / [.$F45]" office:value-type="float" office:value="0.0636689693759321" calcext:value-type="float">
            <text:p>0.0636689693759321</text:p>
          </table:table-cell>
          <table:table-cell table:formula="of:=[.N23] / [.$F45]" office:value-type="float" office:value="0.0642398559527396" calcext:value-type="float">
            <text:p>0.0642398559527396</text:p>
          </table:table-cell>
          <table:table-cell table:formula="of:=[.O23] / [.$F45]" office:value-type="float" office:value="0.0431702359455658" calcext:value-type="float">
            <text:p>0.0431702359455658</text:p>
          </table:table-cell>
          <table:table-cell table:number-columns-repeated="6"/>
        </table:table-row>
        <table:table-row table:style-name="ro1">
          <table:table-cell table:formula="of:=[.A24]*[.B24]*[.C24]" office:value-type="float" office:value="36" calcext:value-type="float">
            <text:p>36</text:p>
          </table:table-cell>
          <table:table-cell/>
          <table:table-cell table:formula="of:=[.A46] / [.A$46]" office:value-type="float" office:value="1" calcext:value-type="float">
            <text:p>1</text:p>
          </table:table-cell>
          <table:table-cell table:formula="of:=[.F$46] / [.F46]" office:value-type="float" office:value="1" calcext:value-type="float">
            <text:p>1</text:p>
          </table:table-cell>
          <table:table-cell/>
          <table:table-cell table:formula="of:=SUM([.J24:.O24])" office:value-type="float" office:value="85.703539" calcext:value-type="float">
            <text:p>85.703539</text:p>
          </table:table-cell>
          <table:table-cell/>
          <table:table-cell table:formula="of:=[.J24] / [.$F46]" office:value-type="float" office:value="0.0724742767040227" calcext:value-type="float">
            <text:p>0.0724742767040227</text:p>
          </table:table-cell>
          <table:table-cell table:formula="of:=[.K24] / [.$F46]" office:value-type="float" office:value="0.566843768260258" calcext:value-type="float">
            <text:p>0.566843768260258</text:p>
          </table:table-cell>
          <table:table-cell table:formula="of:=[.L24] / [.$F46]" office:value-type="float" office:value="0.189602893761482" calcext:value-type="float">
            <text:p>0.189602893761482</text:p>
          </table:table-cell>
          <table:table-cell table:formula="of:=[.M24] / [.$F46]" office:value-type="float" office:value="0.0636689693759321" calcext:value-type="float">
            <text:p>0.0636689693759321</text:p>
          </table:table-cell>
          <table:table-cell table:formula="of:=[.N24] / [.$F46]" office:value-type="float" office:value="0.0642398559527396" calcext:value-type="float">
            <text:p>0.0642398559527396</text:p>
          </table:table-cell>
          <table:table-cell table:formula="of:=[.O24] / [.$F46]" office:value-type="float" office:value="0.0431702359455658" calcext:value-type="float">
            <text:p>0.043170235945565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0:41:52.2215264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9T20:42:18.597891895</dc:date>
    <meta:editing-duration>PT2H18M36S</meta:editing-duration>
    <meta:editing-cycles>45</meta:editing-cycles>
    <meta:generator>LibreOffice/7.2.4.1$Linux_X86_64 LibreOffice_project/20$Build-1</meta:generator>
    <meta:document-statistic meta:table-count="1" meta:cell-count="55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01cm" svg:height="9.001cm" xlink:href=".." xlink:type="simple" chart:class="chart:scatter" chart:style-name="ch1">
        <chart:legend chart:legend-position="end" svg:x="1.538cm" svg:y="0.581cm" style:legend-expansion="custom" svg:width="7.56cm" svg:height="1.014cm" style:legend-expansion-aspect-ratio="7.45562130177515" chart:style-name="ch2"/>
        <chart:plot-area chart:style-name="ch3" table:cell-range-address="Sheet1.A27:Sheet1.A45 Sheet1.C26:Sheet1.D45" chart:data-source-has-labels="row" svg:x="0.564cm" svg:y="0.19cm" svg:width="9.391cm" svg:height="7.969cm">
          <chart:coordinate-region svg:x="1.185cm" svg:y="0.389cm" svg:width="8.398cm" svg:height="7.123cm"/>
          <chart:axis chart:dimension="x" chart:name="primary-x" chart:style-name="ch4">
            <chart:title svg:x="4.368cm" svg:y="8.339cm" chart:style-name="ch5">
              <text:p>#processes</text:p>
            </chart:title>
          </chart:axis>
          <chart:axis chart:dimension="y" chart:name="primary-y" chart:style-name="ch6">
            <chart:title svg:x="0cm" svg:y="4.893cm" chart:style-name="ch7">
              <text:p>Speedup</text:p>
            </chart:title>
            <chart:grid chart:style-name="ch8" chart:class="major"/>
          </chart:axis>
          <chart:series chart:style-name="ch9" chart:values-cell-range-address="Sheet1.C27:Sheet1.C45" chart:label-cell-address="Sheet1.C26:Sheet1.C26" chart:class="chart:scatter">
            <chart:domain table:cell-range-address="Sheet1.A27:Sheet1.A45"/>
            <chart:data-point chart:repeated="19"/>
          </chart:series>
          <chart:series chart:style-name="ch10" chart:values-cell-range-address="Sheet1.D27:Sheet1.D45" chart:label-cell-address="Sheet1.D26:Sheet1.D26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. speedup</text:p>
                <draw:g>
                  <svg:desc>Sheet1.C26:Sheet1.C26</svg:desc>
                </draw:g>
              </table:table-cell>
              <table:table-cell office:value-type="string">
                <text:p>speedup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27:Sheet1.A45</svg:desc>
                </draw:g>
              </table:table-cell>
              <table:table-cell office:value-type="float" office:value="41">
                <text:p>41</text:p>
                <draw:g>
                  <svg:desc>Sheet1.C27:Sheet1.C45</svg:desc>
                </draw:g>
              </table:table-cell>
              <table:table-cell office:value-type="float" office:value="27.3807712496522">
                <text:p>27.3807712496522</text:p>
                <draw:g>
                  <svg:desc>Sheet1.D27:Sheet1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38">
                <text:p>38</text:p>
              </table:table-cell>
              <table:table-cell office:value-type="float" office:value="26.6131049068875">
                <text:p>26.613104906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35">
                <text:p>35</text:p>
              </table:table-cell>
              <table:table-cell office:value-type="float" office:value="24.4935766318636">
                <text:p>24.4935766318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32">
                <text:p>32</text:p>
              </table:table-cell>
              <table:table-cell office:value-type="float" office:value="22.5551417546597">
                <text:p>22.5551417546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29">
                <text:p>29</text:p>
              </table:table-cell>
              <table:table-cell office:value-type="float" office:value="20.8335808383699">
                <text:p>20.8335808383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26">
                <text:p>26</text:p>
              </table:table-cell>
              <table:table-cell office:value-type="float" office:value="18.5686841781411">
                <text:p>18.5686841781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23">
                <text:p>23</text:p>
              </table:table-cell>
              <table:table-cell office:value-type="float" office:value="17.1586694952276">
                <text:p>17.1586694952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20">
                <text:p>20</text:p>
              </table:table-cell>
              <table:table-cell office:value-type="float" office:value="14.463707045239">
                <text:p>14.463707045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18">
                <text:p>18</text:p>
              </table:table-cell>
              <table:table-cell office:value-type="float" office:value="14.4407278095871">
                <text:p>14.4407278095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16">
                <text:p>16</text:p>
              </table:table-cell>
              <table:table-cell office:value-type="float" office:value="12.8567837435758">
                <text:p>12.8567837435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14">
                <text:p>14</text:p>
              </table:table-cell>
              <table:table-cell office:value-type="float" office:value="10.8248223261519">
                <text:p>10.82482232615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12">
                <text:p>12</text:p>
              </table:table-cell>
              <table:table-cell office:value-type="float" office:value="9.90395055393963">
                <text:p>9.90395055393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8.3013374384351">
                <text:p>8.3013374384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6.10377332219933">
                <text:p>6.103773322199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6">
                <text:p>6</text:p>
              </table:table-cell>
              <table:table-cell office:value-type="float" office:value="5.18578119932424">
                <text:p>5.18578119932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3.57677024139865">
                <text:p>3.57677024139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90208305447809">
                <text:p>1.902083054478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-dash="Long_20_Dash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01cm" svg:height="9.001cm" xlink:href=".." xlink:type="simple" chart:class="chart:scatter" chart:style-name="ch1">
        <chart:legend chart:legend-position="end" svg:x="3.336cm" svg:y="0.304cm" style:legend-expansion="custom" svg:width="14.521cm" svg:height="0.924cm" style:legend-expansion-aspect-ratio="15.715367965368" chart:style-name="ch2"/>
        <chart:plot-area chart:style-name="ch3" table:cell-range-address="Sheet1.A27:Sheet1.A47 Sheet1.H26:Sheet1.M26 Sheet1.H28:Sheet1.H47 Sheet1.I27:Sheet1.M47" chart:data-source-has-labels="row" svg:x="0.642cm" svg:y="1.187cm" svg:width="19.089cm" svg:height="7.243cm">
          <chart:coordinate-region svg:x="1.369cm" svg:y="1.387cm" svg:width="17.99cm" svg:height="6.396cm"/>
          <chart:axis chart:dimension="x" chart:name="primary-x" chart:style-name="ch4">
            <chart:title svg:x="9.295cm" svg:y="8.441cm" chart:style-name="ch5">
              <text:p>#processes</text:p>
            </chart:title>
          </chart:axis>
          <chart:axis chart:dimension="y" chart:name="primary-y" chart:style-name="ch6">
            <chart:title svg:x="0.099cm" svg:y="6.125cm" chart:style-name="ch7">
              <text:p>Runtime proportion</text:p>
            </chart:title>
            <chart:grid chart:style-name="ch8" chart:class="major"/>
          </chart:axis>
          <chart:series chart:style-name="ch9" chart:values-cell-range-address="Sheet1.H28:Sheet1.H47" chart:label-cell-address="Sheet1.H26:Sheet1.H26" chart:class="chart:scatter">
            <chart:domain table:cell-range-address="Sheet1.A27:Sheet1.A47"/>
            <chart:data-point chart:repeated="21"/>
          </chart:series>
          <chart:series chart:style-name="ch10" chart:values-cell-range-address="Sheet1.I27:Sheet1.I47" chart:label-cell-address="Sheet1.I26:Sheet1.I26" chart:class="chart:scatter">
            <chart:data-point chart:repeated="21"/>
          </chart:series>
          <chart:series chart:style-name="ch11" chart:values-cell-range-address="Sheet1.J27:Sheet1.J47" chart:label-cell-address="Sheet1.J26:Sheet1.J26" chart:class="chart:scatter">
            <chart:data-point chart:repeated="21"/>
          </chart:series>
          <chart:series chart:style-name="ch12" chart:values-cell-range-address="Sheet1.K27:Sheet1.K47" chart:label-cell-address="Sheet1.K26:Sheet1.K26" chart:class="chart:scatter">
            <chart:data-point chart:repeated="21"/>
          </chart:series>
          <chart:series chart:style-name="ch13" chart:values-cell-range-address="Sheet1.L27:Sheet1.L47" chart:label-cell-address="Sheet1.L26:Sheet1.L26" chart:class="chart:scatter">
            <chart:data-point chart:repeated="21"/>
          </chart:series>
          <chart:series chart:style-name="ch14" chart:values-cell-range-address="Sheet1.M27:Sheet1.M47" chart:label-cell-address="Sheet1.M26:Sheet1.M26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symbolic step</text:p>
                <draw:g>
                  <svg:desc>Sheet1.H26:Sheet1.H26</svg:desc>
                </draw:g>
              </table:table-cell>
              <table:table-cell office:value-type="string">
                <text:p>symbolic step</text:p>
                <draw:g>
                  <svg:desc>Sheet1.I26:Sheet1.I26</svg:desc>
                </draw:g>
              </table:table-cell>
              <table:table-cell office:value-type="string">
                <text:p>duplicates elimination</text:p>
                <draw:g>
                  <svg:desc>Sheet1.J26:Sheet1.J26</svg:desc>
                </draw:g>
              </table:table-cell>
              <table:table-cell office:value-type="string">
                <text:p>pre-object generation</text:p>
                <draw:g>
                  <svg:desc>Sheet1.K26:Sheet1.K26</svg:desc>
                </draw:g>
              </table:table-cell>
              <table:table-cell office:value-type="string">
                <text:p>object generation</text:p>
                <draw:g>
                  <svg:desc>Sheet1.L26:Sheet1.L26</svg:desc>
                </draw:g>
              </table:table-cell>
              <table:table-cell office:value-type="string">
                <text:p>communication</text:p>
                <draw:g>
                  <svg:desc>Sheet1.M26:Sheet1.M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76">
                <text:p>1476</text:p>
                <draw:g>
                  <svg:desc>Sheet1.A27:Sheet1.A47</svg:desc>
                </draw:g>
              </table:table-cell>
              <table:table-cell office:value-type="float" office:value="0.0526309088667664">
                <text:p>0.0526309088667664</text:p>
                <draw:g>
                  <svg:desc>Sheet1.H28:Sheet1.H47</svg:desc>
                </draw:g>
              </table:table-cell>
              <table:table-cell office:value-type="float" office:value="0.420104962743561">
                <text:p>0.420104962743561</text:p>
                <draw:g>
                  <svg:desc>Sheet1.I27:Sheet1.I47</svg:desc>
                </draw:g>
              </table:table-cell>
              <table:table-cell office:value-type="float" office:value="0.156009639422593">
                <text:p>0.156009639422593</text:p>
                <draw:g>
                  <svg:desc>Sheet1.J27:Sheet1.J47</svg:desc>
                </draw:g>
              </table:table-cell>
              <table:table-cell office:value-type="float" office:value="0.0267598447698976">
                <text:p>0.0267598447698976</text:p>
                <draw:g>
                  <svg:desc>Sheet1.K27:Sheet1.K47</svg:desc>
                </draw:g>
              </table:table-cell>
              <table:table-cell office:value-type="float" office:value="0.0635760366484636">
                <text:p>0.0635760366484636</text:p>
                <draw:g>
                  <svg:desc>Sheet1.L27:Sheet1.L47</svg:desc>
                </draw:g>
              </table:table-cell>
              <table:table-cell office:value-type="float" office:value="0.284653056503975">
                <text:p>0.284653056503975</text:p>
                <draw:g>
                  <svg:desc>Sheet1.M27:Sheet1.M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8">
                <text:p>1368</text:p>
              </table:table-cell>
              <table:table-cell office:value-type="float" office:value="0.0562111516335569">
                <text:p>0.0562111516335569</text:p>
              </table:table-cell>
              <table:table-cell office:value-type="float" office:value="0.446179003468876">
                <text:p>0.446179003468876</text:p>
              </table:table-cell>
              <table:table-cell office:value-type="float" office:value="0.16374923106208">
                <text:p>0.16374923106208</text:p>
              </table:table-cell>
              <table:table-cell office:value-type="float" office:value="0.0280217901713198">
                <text:p>0.0280217901713198</text:p>
              </table:table-cell>
              <table:table-cell office:value-type="float" office:value="0.0734621785016602">
                <text:p>0.0734621785016602</text:p>
              </table:table-cell>
              <table:table-cell office:value-type="float" office:value="0.235956887929297">
                <text:p>0.235956887929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">
                <text:p>1260</text:p>
              </table:table-cell>
              <table:table-cell office:value-type="float" office:value="0.0582922383514214">
                <text:p>0.0582922383514214</text:p>
              </table:table-cell>
              <table:table-cell office:value-type="float" office:value="0.447842982365639">
                <text:p>0.447842982365639</text:p>
              </table:table-cell>
              <table:table-cell office:value-type="float" office:value="0.168026142169481">
                <text:p>0.168026142169481</text:p>
              </table:table-cell>
              <table:table-cell office:value-type="float" office:value="0.0292284613324699">
                <text:p>0.0292284613324699</text:p>
              </table:table-cell>
              <table:table-cell office:value-type="float" office:value="0.0691413398204812">
                <text:p>0.0691413398204812</text:p>
              </table:table-cell>
              <table:table-cell office:value-type="float" office:value="0.229549922678372">
                <text:p>0.2295499226783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0.0595733157401778">
                <text:p>0.0595733157401778</text:p>
              </table:table-cell>
              <table:table-cell office:value-type="float" office:value="0.45060759516324">
                <text:p>0.45060759516324</text:p>
              </table:table-cell>
              <table:table-cell office:value-type="float" office:value="0.170896173258444">
                <text:p>0.170896173258444</text:p>
              </table:table-cell>
              <table:table-cell office:value-type="float" office:value="0.0299134097281547">
                <text:p>0.0299134097281547</text:p>
              </table:table-cell>
              <table:table-cell office:value-type="float" office:value="0.0650424477081817">
                <text:p>0.0650424477081817</text:p>
              </table:table-cell>
              <table:table-cell office:value-type="float" office:value="0.225248135790558">
                <text:p>0.225248135790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4">
                <text:p>1044</text:p>
              </table:table-cell>
              <table:table-cell office:value-type="float" office:value="0.0590620103443016">
                <text:p>0.0590620103443016</text:p>
              </table:table-cell>
              <table:table-cell office:value-type="float" office:value="0.46008054508315">
                <text:p>0.46008054508315</text:p>
              </table:table-cell>
              <table:table-cell office:value-type="float" office:value="0.17106410473632">
                <text:p>0.17106410473632</text:p>
              </table:table-cell>
              <table:table-cell office:value-type="float" office:value="0.0302670015783764">
                <text:p>0.0302670015783764</text:p>
              </table:table-cell>
              <table:table-cell office:value-type="float" office:value="0.0663093097465774">
                <text:p>0.0663093097465774</text:p>
              </table:table-cell>
              <table:table-cell office:value-type="float" office:value="0.212705723115398">
                <text:p>0.2127057231153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6">
                <text:p>936</text:p>
              </table:table-cell>
              <table:table-cell office:value-type="float" office:value="0.0634035708579741">
                <text:p>0.0634035708579741</text:p>
              </table:table-cell>
              <table:table-cell office:value-type="float" office:value="0.463857559590665">
                <text:p>0.463857559590665</text:p>
              </table:table-cell>
              <table:table-cell office:value-type="float" office:value="0.163470904918396">
                <text:p>0.163470904918396</text:p>
              </table:table-cell>
              <table:table-cell office:value-type="float" office:value="0.0315069609107423">
                <text:p>0.0315069609107423</text:p>
              </table:table-cell>
              <table:table-cell office:value-type="float" office:value="0.068350735610189">
                <text:p>0.068350735610189</text:p>
              </table:table-cell>
              <table:table-cell office:value-type="float" office:value="0.213751828625705">
                <text:p>0.2137518286257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8">
                <text:p>828</text:p>
              </table:table-cell>
              <table:table-cell office:value-type="float" office:value="0.0659797955250429">
                <text:p>0.0659797955250429</text:p>
              </table:table-cell>
              <table:table-cell office:value-type="float" office:value="0.465557946057933">
                <text:p>0.465557946057933</text:p>
              </table:table-cell>
              <table:table-cell office:value-type="float" office:value="0.171525152529668">
                <text:p>0.171525152529668</text:p>
              </table:table-cell>
              <table:table-cell office:value-type="float" office:value="0.0339493381671934">
                <text:p>0.0339493381671934</text:p>
              </table:table-cell>
              <table:table-cell office:value-type="float" office:value="0.0706139186500429">
                <text:p>0.0706139186500429</text:p>
              </table:table-cell>
              <table:table-cell office:value-type="float" office:value="0.194950073737188">
                <text:p>0.194950073737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0">
                <text:p>720</text:p>
              </table:table-cell>
              <table:table-cell office:value-type="float" office:value="0.0565414553933891">
                <text:p>0.0565414553933891</text:p>
              </table:table-cell>
              <table:table-cell office:value-type="float" office:value="0.454966061477499">
                <text:p>0.454966061477499</text:p>
              </table:table-cell>
              <table:table-cell office:value-type="float" office:value="0.180790053700835">
                <text:p>0.180790053700835</text:p>
              </table:table-cell>
              <table:table-cell office:value-type="float" office:value="0.0350233401176625">
                <text:p>0.0350233401176625</text:p>
              </table:table-cell>
              <table:table-cell office:value-type="float" office:value="0.0664114948813755">
                <text:p>0.0664114948813755</text:p>
              </table:table-cell>
              <table:table-cell office:value-type="float" office:value="0.196829254297586">
                <text:p>0.196829254297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8">
                <text:p>648</text:p>
              </table:table-cell>
              <table:table-cell office:value-type="float" office:value="0.0603319793513878">
                <text:p>0.0603319793513878</text:p>
              </table:table-cell>
              <table:table-cell office:value-type="float" office:value="0.50284885091432">
                <text:p>0.50284885091432</text:p>
              </table:table-cell>
              <table:table-cell office:value-type="float" office:value="0.148587268184919">
                <text:p>0.148587268184919</text:p>
              </table:table-cell>
              <table:table-cell office:value-type="float" office:value="0.0388003132008919">
                <text:p>0.0388003132008919</text:p>
              </table:table-cell>
              <table:table-cell office:value-type="float" office:value="0.0648676992455916">
                <text:p>0.0648676992455916</text:p>
              </table:table-cell>
              <table:table-cell office:value-type="float" office:value="0.188354413060888">
                <text:p>0.188354413060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6">
                <text:p>576</text:p>
              </table:table-cell>
              <table:table-cell office:value-type="float" office:value="0.0721322731087151">
                <text:p>0.0721322731087151</text:p>
              </table:table-cell>
              <table:table-cell office:value-type="float" office:value="0.493593700706134">
                <text:p>0.493593700706134</text:p>
              </table:table-cell>
              <table:table-cell office:value-type="float" office:value="0.14949346813847">
                <text:p>0.14949346813847</text:p>
              </table:table-cell>
              <table:table-cell office:value-type="float" office:value="0.0396965684305936">
                <text:p>0.0396965684305936</text:p>
              </table:table-cell>
              <table:table-cell office:value-type="float" office:value="0.061119556100742">
                <text:p>0.061119556100742</text:p>
              </table:table-cell>
              <table:table-cell office:value-type="float" office:value="0.195764727272673">
                <text:p>0.195764727272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4">
                <text:p>504</text:p>
              </table:table-cell>
              <table:table-cell office:value-type="float" office:value="0.0603045945730441">
                <text:p>0.0603045945730441</text:p>
              </table:table-cell>
              <table:table-cell office:value-type="float" office:value="0.466003883134133">
                <text:p>0.466003883134133</text:p>
              </table:table-cell>
              <table:table-cell office:value-type="float" office:value="0.18160030495183">
                <text:p>0.18160030495183</text:p>
              </table:table-cell>
              <table:table-cell office:value-type="float" office:value="0.0406306884807932">
                <text:p>0.0406306884807932</text:p>
              </table:table-cell>
              <table:table-cell office:value-type="float" office:value="0.072478476291713">
                <text:p>0.072478476291713</text:p>
              </table:table-cell>
              <table:table-cell office:value-type="float" office:value="0.167154374032816">
                <text:p>0.167154374032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0.0651319092946344">
                <text:p>0.0651319092946344</text:p>
              </table:table-cell>
              <table:table-cell office:value-type="float" office:value="0.51134400419716">
                <text:p>0.51134400419716</text:p>
              </table:table-cell>
              <table:table-cell office:value-type="float" office:value="0.153270537714928">
                <text:p>0.153270537714928</text:p>
              </table:table-cell>
              <table:table-cell office:value-type="float" office:value="0.0429442755333987">
                <text:p>0.0429442755333987</text:p>
              </table:table-cell>
              <table:table-cell office:value-type="float" office:value="0.0639202539559275">
                <text:p>0.0639202539559275</text:p>
              </table:table-cell>
              <table:table-cell office:value-type="float" office:value="0.168216334025541">
                <text:p>0.168216334025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">
                <text:p>360</text:p>
              </table:table-cell>
              <table:table-cell office:value-type="float" office:value="0.0769396217882178">
                <text:p>0.0769396217882178</text:p>
              </table:table-cell>
              <table:table-cell office:value-type="float" office:value="0.514195185151894">
                <text:p>0.514195185151894</text:p>
              </table:table-cell>
              <table:table-cell office:value-type="float" office:value="0.155832431879539">
                <text:p>0.155832431879539</text:p>
              </table:table-cell>
              <table:table-cell office:value-type="float" office:value="0.0453438684611021">
                <text:p>0.0453438684611021</text:p>
              </table:table-cell>
              <table:table-cell office:value-type="float" office:value="0.0617720889758142">
                <text:p>0.0617720889758142</text:p>
              </table:table-cell>
              <table:table-cell office:value-type="float" office:value="0.157724516237017">
                <text:p>0.157724516237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">
                <text:p>288</text:p>
              </table:table-cell>
              <table:table-cell office:value-type="float" office:value="0.065879029252165">
                <text:p>0.065879029252165</text:p>
              </table:table-cell>
              <table:table-cell office:value-type="float" office:value="0.471277092387869">
                <text:p>0.471277092387869</text:p>
              </table:table-cell>
              <table:table-cell office:value-type="float" office:value="0.198077996164824">
                <text:p>0.198077996164824</text:p>
              </table:table-cell>
              <table:table-cell office:value-type="float" office:value="0.0492218722569319">
                <text:p>0.0492218722569319</text:p>
              </table:table-cell>
              <table:table-cell office:value-type="float" office:value="0.0695520820165123">
                <text:p>0.0695520820165123</text:p>
              </table:table-cell>
              <table:table-cell office:value-type="float" office:value="0.134931335385645">
                <text:p>0.1349313353856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">
                <text:p>216</text:p>
              </table:table-cell>
              <table:table-cell office:value-type="float" office:value="0.0661777836817786">
                <text:p>0.0661777836817786</text:p>
              </table:table-cell>
              <table:table-cell office:value-type="float" office:value="0.521757538132373">
                <text:p>0.521757538132373</text:p>
              </table:table-cell>
              <table:table-cell office:value-type="float" office:value="0.168794322378899">
                <text:p>0.168794322378899</text:p>
              </table:table-cell>
              <table:table-cell office:value-type="float" office:value="0.0539331648780393">
                <text:p>0.0539331648780393</text:p>
              </table:table-cell>
              <table:table-cell office:value-type="float" office:value="0.0636085737935842">
                <text:p>0.0636085737935842</text:p>
              </table:table-cell>
              <table:table-cell office:value-type="float" office:value="0.12602737156494">
                <text:p>0.1260273715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">
                <text:p>144</text:p>
              </table:table-cell>
              <table:table-cell office:value-type="float" office:value="0.0701046459800336">
                <text:p>0.0701046459800336</text:p>
              </table:table-cell>
              <table:table-cell office:value-type="float" office:value="0.529163392095531">
                <text:p>0.529163392095531</text:p>
              </table:table-cell>
              <table:table-cell office:value-type="float" office:value="0.173819890887555">
                <text:p>0.173819890887555</text:p>
              </table:table-cell>
              <table:table-cell office:value-type="float" office:value="0.0571859793224475">
                <text:p>0.0571859793224475</text:p>
              </table:table-cell>
              <table:table-cell office:value-type="float" office:value="0.0624533385350864">
                <text:p>0.0624533385350864</text:p>
              </table:table-cell>
              <table:table-cell office:value-type="float" office:value="0.111199615477602">
                <text:p>0.111199615477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0.0724742767040227">
                <text:p>0.0724742767040227</text:p>
              </table:table-cell>
              <table:table-cell office:value-type="float" office:value="0.548754356827631">
                <text:p>0.548754356827631</text:p>
              </table:table-cell>
              <table:table-cell office:value-type="float" office:value="0.18003662279724">
                <text:p>0.18003662279724</text:p>
              </table:table-cell>
              <table:table-cell office:value-type="float" office:value="0.0626481890664392">
                <text:p>0.0626481890664392</text:p>
              </table:table-cell>
              <table:table-cell office:value-type="float" office:value="0.0622089081413272">
                <text:p>0.0622089081413272</text:p>
              </table:table-cell>
              <table:table-cell office:value-type="float" office:value="0.076247277187329">
                <text:p>0.0762472771873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0724742767040227">
                <text:p>0.0724742767040227</text:p>
              </table:table-cell>
              <table:table-cell office:value-type="float" office:value="0.566843768260258">
                <text:p>0.566843768260258</text:p>
              </table:table-cell>
              <table:table-cell office:value-type="float" office:value="0.189602893761482">
                <text:p>0.189602893761482</text:p>
              </table:table-cell>
              <table:table-cell office:value-type="float" office:value="0.0636689693759321">
                <text:p>0.0636689693759321</text:p>
              </table:table-cell>
              <table:table-cell office:value-type="float" office:value="0.0642398559527396">
                <text:p>0.0642398559527396</text:p>
              </table:table-cell>
              <table:table-cell office:value-type="float" office:value="0.0431702359455658">
                <text:p>0.0431702359455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0724742767040227">
                <text:p>0.0724742767040227</text:p>
              </table:table-cell>
              <table:table-cell office:value-type="float" office:value="0.566843768260258">
                <text:p>0.566843768260258</text:p>
              </table:table-cell>
              <table:table-cell office:value-type="float" office:value="0.189602893761482">
                <text:p>0.189602893761482</text:p>
              </table:table-cell>
              <table:table-cell office:value-type="float" office:value="0.0636689693759321">
                <text:p>0.0636689693759321</text:p>
              </table:table-cell>
              <table:table-cell office:value-type="float" office:value="0.0642398559527396">
                <text:p>0.0642398559527396</text:p>
              </table:table-cell>
              <table:table-cell office:value-type="float" office:value="0.0431702359455658">
                <text:p>0.0431702359455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0.566843768260258">
                <text:p>0.566843768260258</text:p>
              </table:table-cell>
              <table:table-cell office:value-type="float" office:value="0.189602893761482">
                <text:p>0.189602893761482</text:p>
              </table:table-cell>
              <table:table-cell office:value-type="float" office:value="0.0636689693759321">
                <text:p>0.0636689693759321</text:p>
              </table:table-cell>
              <table:table-cell office:value-type="float" office:value="0.0642398559527396">
                <text:p>0.0642398559527396</text:p>
              </table:table-cell>
              <table:table-cell office:value-type="float" office:value="0.0431702359455658">
                <text:p>0.0431702359455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</office:styles>
</office:document-styles>
</file>